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996600" style:font-name="Arial" fo:font-size="15pt" fo:font-style="italic" style:text-underline-style="none" fo:font-weight="bold" officeooo:paragraph-rsid="00a0cd97" style:font-size-asian="15pt" style:font-style-asian="italic" style:font-weight-asian="bold" style:font-size-complex="15pt" style:font-style-complex="italic" style:font-weight-complex="bold"/>
    </style:style>
    <style:style style:name="P2" style:family="paragraph" style:parent-style-name="Standard">
      <style:paragraph-properties fo:text-align="justify" style:justify-single-word="false"/>
      <style:text-properties style:font-name="Arial" fo:font-size="15pt" style:text-underline-style="solid" style:text-underline-width="auto" style:text-underline-color="font-color" fo:font-weight="bold" officeooo:paragraph-rsid="0093cc21"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Arial" fo:font-size="15pt" fo:font-style="italic" style:text-underline-style="solid" style:text-underline-width="auto" style:text-underline-color="font-color" fo:font-weight="normal" officeooo:paragraph-rsid="0093cc21" style:font-size-asian="15pt" style:font-style-asian="italic" style:font-weight-asian="normal" style:font-size-complex="15pt" style:font-style-complex="italic" style:font-weight-complex="normal"/>
    </style:style>
    <style:style style:name="P4" style:family="paragraph" style:parent-style-name="Standard">
      <style:paragraph-properties fo:text-align="justify" style:justify-single-word="false"/>
      <style:text-properties fo:color="#cc0000" style:font-name="Arial" fo:font-size="15pt" fo:font-style="italic" style:text-underline-style="solid" style:text-underline-width="auto" style:text-underline-color="font-color" fo:font-weight="normal" officeooo:paragraph-rsid="00b0cd23" style:font-size-asian="15pt" style:font-style-asian="italic" style:font-weight-asian="normal" style:font-size-complex="15pt" style:font-style-complex="italic" style:font-weight-complex="normal"/>
    </style:style>
    <style:style style:name="P5" style:family="paragraph" style:parent-style-name="Standard">
      <style:paragraph-properties fo:text-align="justify" style:justify-single-word="false"/>
      <style:text-properties fo:color="#cc0000" style:font-name="Arial" fo:font-size="15pt" fo:font-style="italic" style:text-underline-style="solid" style:text-underline-width="auto" style:text-underline-color="font-color" fo:font-weight="normal" officeooo:paragraph-rsid="00b0cd23" fo:background-color="transparent" style:font-size-asian="15pt" style:font-style-asian="italic" style:font-weight-asian="normal" style:font-size-complex="15pt" style:font-style-complex="italic" style:font-weight-complex="normal"/>
    </style:style>
    <style:style style:name="P6" style:family="paragraph" style:parent-style-name="Standard">
      <style:paragraph-properties fo:text-align="justify" style:justify-single-word="false"/>
      <style:text-properties fo:color="#cc0000" style:font-name="Arial" fo:font-size="12pt" style:text-underline-style="none" officeooo:paragraph-rsid="0093cc21" fo:background-color="transparent" style:font-size-asian="12pt" style:font-size-complex="12pt"/>
    </style:style>
    <style:style style:name="P7" style:family="paragraph" style:parent-style-name="Standard">
      <style:paragraph-properties fo:text-align="justify" style:justify-single-word="false"/>
      <style:text-properties fo:color="#009900" style:font-name="Arial" fo:font-size="12pt" style:text-underline-style="none" officeooo:paragraph-rsid="0093cc21" style:font-size-asian="12pt" style:font-size-complex="12pt"/>
    </style:style>
    <style:style style:name="P8" style:family="paragraph" style:parent-style-name="Standard">
      <style:paragraph-properties fo:text-align="center" style:justify-single-word="false"/>
      <style:text-properties fo:color="#009900" style:font-name="Arial" fo:font-size="12pt" fo:font-style="italic" style:text-underline-style="solid" style:text-underline-width="auto" style:text-underline-color="font-color" fo:font-weight="bold" officeooo:rsid="002d7276" officeooo:paragraph-rsid="0056f645"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fo:color="#009900" style:font-name="Arial" fo:font-size="12pt" fo:font-style="normal" style:text-underline-style="none" fo:font-weight="bold" officeooo:paragraph-rsid="0056f645" style:font-size-asian="12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fo:color="#009900" style:font-name="Arial" fo:font-size="12pt" fo:font-style="normal" style:text-underline-style="none" fo:font-weight="bold" officeooo:paragraph-rsid="00c22c57"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color="#ff6600" style:font-name="Arial" fo:font-size="15pt" fo:font-style="italic" style:text-underline-style="none" fo:font-weight="normal" officeooo:rsid="0001d220" officeooo:paragraph-rsid="0093cc21" fo:background-color="transparent" style:font-size-asian="15pt" style:font-style-asian="italic" style:font-weight-asian="normal" style:font-size-complex="15pt" style:font-style-complex="italic" style:font-weight-complex="normal"/>
    </style:style>
    <style:style style:name="P12"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550b4f"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b3cda1"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c22c57"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use-window-font-color="true" style:font-name="Arial" fo:font-size="12pt" fo:font-style="normal" style:text-underline-style="none" fo:font-weight="normal" officeooo:paragraph-rsid="00dd775a"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e1e2df" officeooo:paragraph-rsid="00e2711f"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2c3633" officeooo:paragraph-rsid="00dd775a" fo:background-color="transparent"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fo:letter-spacing="normal" officeooo:rsid="0053e939" style:font-weight-asian="bold" style:font-weight-complex="bold"/>
    </style:style>
    <style:style style:name="T2" style:family="text">
      <style:text-properties fo:font-variant="normal" fo:text-transform="none" fo:color="#000000" fo:letter-spacing="normal" officeooo:rsid="003ece2d" style:font-weight-asian="bold" style:font-weight-complex="bold"/>
    </style:style>
    <style:style style:name="T3" style:family="text">
      <style:text-properties fo:font-variant="normal" fo:text-transform="none" fo:color="#000000" fo:letter-spacing="normal" officeooo:rsid="00783ff9" style:font-weight-asian="bold" style:font-weight-complex="bold"/>
    </style:style>
    <style:style style:name="T4" style:family="text">
      <style:text-properties fo:font-variant="normal" fo:text-transform="none" fo:color="#000000" fo:letter-spacing="normal" officeooo:rsid="00791b11" style:font-weight-asian="bold" style:font-weight-complex="bold"/>
    </style:style>
    <style:style style:name="T5" style:family="text">
      <style:text-properties fo:font-variant="normal" fo:text-transform="none" fo:color="#000000" fo:letter-spacing="normal" officeooo:rsid="007adf5a" style:font-weight-asian="bold" style:font-weight-complex="bold"/>
    </style:style>
    <style:style style:name="T6" style:family="text">
      <style:text-properties fo:font-variant="normal" fo:text-transform="none" fo:color="#000000" fo:letter-spacing="normal" officeooo:rsid="007c1001" style:font-weight-asian="bold" style:font-weight-complex="bold"/>
    </style:style>
    <style:style style:name="T7" style:family="text">
      <style:text-properties fo:font-variant="normal" fo:text-transform="none" fo:color="#000000" fo:letter-spacing="normal" officeooo:rsid="0040b6d2" style:font-weight-asian="bold" style:font-weight-complex="bold"/>
    </style:style>
    <style:style style:name="T8" style:family="text">
      <style:text-properties fo:font-variant="normal" fo:text-transform="none" fo:color="#000000" fo:letter-spacing="normal" officeooo:rsid="00425d42" style:font-weight-asian="bold" style:font-weight-complex="bold"/>
    </style:style>
    <style:style style:name="T9" style:family="text">
      <style:text-properties fo:font-variant="normal" fo:text-transform="none" fo:color="#000000" fo:letter-spacing="normal" officeooo:rsid="00440686" style:font-weight-asian="bold" style:font-weight-complex="bold"/>
    </style:style>
    <style:style style:name="T10" style:family="text">
      <style:text-properties fo:font-variant="normal" fo:text-transform="none" fo:color="#000000" fo:letter-spacing="normal" officeooo:rsid="00435961" style:font-weight-asian="bold" style:font-weight-complex="bold"/>
    </style:style>
    <style:style style:name="T11" style:family="text">
      <style:text-properties fo:font-variant="normal" fo:text-transform="none" fo:color="#000000" fo:letter-spacing="normal" officeooo:rsid="0046137c" style:font-weight-asian="bold" style:font-weight-complex="bold"/>
    </style:style>
    <style:style style:name="T12" style:family="text">
      <style:text-properties fo:font-variant="normal" fo:text-transform="none" fo:color="#000000" fo:letter-spacing="normal" officeooo:rsid="00844211" style:font-weight-asian="bold" style:font-weight-complex="bold"/>
    </style:style>
    <style:style style:name="T13" style:family="text">
      <style:text-properties fo:font-variant="normal" fo:text-transform="none" fo:color="#000000" fo:letter-spacing="normal" officeooo:rsid="00848325" style:font-weight-asian="bold" style:font-weight-complex="bold"/>
    </style:style>
    <style:style style:name="T14" style:family="text">
      <style:text-properties fo:font-variant="normal" fo:text-transform="none" fo:color="#000000" fo:letter-spacing="normal" officeooo:rsid="0084e7ed" style:font-weight-asian="bold" style:font-weight-complex="bold"/>
    </style:style>
    <style:style style:name="T15" style:family="text">
      <style:text-properties fo:font-variant="normal" fo:text-transform="none" fo:color="#000000" fo:letter-spacing="normal" officeooo:rsid="00bc688f" style:font-weight-asian="bold" style:font-weight-complex="bold"/>
    </style:style>
    <style:style style:name="T16" style:family="text">
      <style:text-properties fo:font-variant="normal" fo:text-transform="none" fo:letter-spacing="normal" fo:font-style="italic" style:text-underline-style="solid" style:text-underline-width="auto" style:text-underline-color="font-color" style:font-style-asian="italic" style:font-style-complex="italic"/>
    </style:style>
    <style:style style:name="T17" style:family="text">
      <style:text-properties fo:font-variant="normal" fo:text-transform="none" fo:letter-spacing="normal" fo:font-style="italic" style:text-underline-style="solid" style:text-underline-width="auto" style:text-underline-color="font-color" officeooo:rsid="00b68d4e" style:font-style-asian="italic" style:font-style-complex="italic"/>
    </style:style>
    <style:style style:name="T18" style:family="text">
      <style:text-properties fo:font-variant="normal" fo:text-transform="none" fo:letter-spacing="normal" officeooo:rsid="005ed7cc" fo:background-color="transparent" loext:char-shading-value="0"/>
    </style:style>
    <style:style style:name="T19" style:family="text">
      <style:text-properties fo:font-variant="normal" fo:text-transform="none" fo:letter-spacing="normal" officeooo:rsid="0035b48c" fo:background-color="transparent" loext:char-shading-value="0"/>
    </style:style>
    <style:style style:name="T20" style:family="text">
      <style:text-properties fo:font-variant="normal" fo:text-transform="none" fo:letter-spacing="normal" officeooo:rsid="00300193" fo:background-color="transparent" loext:char-shading-value="0"/>
    </style:style>
    <style:style style:name="T21" style:family="text">
      <style:text-properties fo:font-variant="normal" fo:text-transform="none" fo:letter-spacing="normal" officeooo:rsid="00601f3f" fo:background-color="transparent" loext:char-shading-value="0"/>
    </style:style>
    <style:style style:name="T22" style:family="text">
      <style:text-properties fo:font-variant="normal" fo:text-transform="none" fo:letter-spacing="normal" officeooo:rsid="00373032" fo:background-color="transparent" loext:char-shading-value="0"/>
    </style:style>
    <style:style style:name="T23" style:family="text">
      <style:text-properties fo:font-variant="normal" fo:text-transform="none" fo:letter-spacing="normal" officeooo:rsid="006073ff" fo:background-color="transparent" loext:char-shading-value="0"/>
    </style:style>
    <style:style style:name="T24" style:family="text">
      <style:text-properties fo:font-variant="normal" fo:text-transform="none" fo:letter-spacing="normal" officeooo:rsid="0030fb01" fo:background-color="transparent" loext:char-shading-value="0"/>
    </style:style>
    <style:style style:name="T25" style:family="text">
      <style:text-properties fo:font-variant="normal" fo:text-transform="none" fo:letter-spacing="normal" officeooo:rsid="00316031" fo:background-color="transparent" loext:char-shading-value="0"/>
    </style:style>
    <style:style style:name="T26" style:family="text">
      <style:text-properties fo:font-variant="normal" fo:text-transform="none" fo:letter-spacing="normal" officeooo:rsid="0063debe" fo:background-color="transparent" loext:char-shading-value="0"/>
    </style:style>
    <style:style style:name="T27" style:family="text">
      <style:text-properties fo:font-variant="normal" fo:text-transform="none" fo:letter-spacing="normal" officeooo:rsid="00348bd7" fo:background-color="transparent" loext:char-shading-value="0"/>
    </style:style>
    <style:style style:name="T28" style:family="text">
      <style:text-properties fo:font-variant="normal" fo:text-transform="none" fo:letter-spacing="normal" officeooo:rsid="006812c8" fo:background-color="transparent" loext:char-shading-value="0"/>
    </style:style>
    <style:style style:name="T29" style:family="text">
      <style:text-properties fo:font-variant="normal" fo:text-transform="none" fo:letter-spacing="normal" officeooo:rsid="0035520e" fo:background-color="transparent" loext:char-shading-value="0"/>
    </style:style>
    <style:style style:name="T30" style:family="text">
      <style:text-properties fo:font-variant="normal" fo:text-transform="none" fo:letter-spacing="normal" officeooo:rsid="0037e9a6" fo:background-color="transparent" loext:char-shading-value="0"/>
    </style:style>
    <style:style style:name="T31" style:family="text">
      <style:text-properties fo:font-variant="normal" fo:text-transform="none" fo:letter-spacing="normal" officeooo:rsid="006b0592" fo:background-color="transparent" loext:char-shading-value="0"/>
    </style:style>
    <style:style style:name="T32" style:family="text">
      <style:text-properties fo:font-variant="normal" fo:text-transform="none" fo:letter-spacing="normal" officeooo:rsid="006c738d" fo:background-color="transparent" loext:char-shading-value="0"/>
    </style:style>
    <style:style style:name="T33" style:family="text">
      <style:text-properties fo:font-variant="normal" fo:text-transform="none" fo:letter-spacing="normal" officeooo:rsid="006e1bb0" fo:background-color="transparent" loext:char-shading-value="0"/>
    </style:style>
    <style:style style:name="T34" style:family="text">
      <style:text-properties fo:font-variant="normal" fo:text-transform="none" fo:letter-spacing="normal" officeooo:rsid="006e2ffa" fo:background-color="transparent" loext:char-shading-value="0"/>
    </style:style>
    <style:style style:name="T35" style:family="text">
      <style:text-properties fo:font-variant="normal" fo:text-transform="none" fo:letter-spacing="normal" officeooo:rsid="00a7ff2c" fo:background-color="transparent" loext:char-shading-value="0"/>
    </style:style>
    <style:style style:name="T36" style:family="text">
      <style:text-properties fo:font-variant="normal" fo:text-transform="none" fo:letter-spacing="normal" officeooo:rsid="00a9d58b" fo:background-color="transparent" loext:char-shading-value="0"/>
    </style:style>
    <style:style style:name="T37" style:family="text">
      <style:text-properties fo:font-variant="normal" fo:text-transform="none" fo:letter-spacing="normal" officeooo:rsid="00ae91a2" fo:background-color="transparent" loext:char-shading-value="0"/>
    </style:style>
    <style:style style:name="T38" style:family="text">
      <style:text-properties fo:font-variant="normal" fo:text-transform="none" fo:letter-spacing="normal" officeooo:rsid="00b640db" fo:background-color="transparent" loext:char-shading-value="0"/>
    </style:style>
    <style:style style:name="T39" style:family="text">
      <style:text-properties fo:font-variant="normal" fo:text-transform="none" fo:letter-spacing="normal" officeooo:rsid="00b685fb" fo:background-color="transparent" loext:char-shading-value="0"/>
    </style:style>
    <style:style style:name="T40" style:family="text">
      <style:text-properties fo:font-variant="normal" fo:text-transform="none" fo:letter-spacing="normal" officeooo:rsid="00b738df" fo:background-color="transparent" loext:char-shading-value="0"/>
    </style:style>
    <style:style style:name="T41" style:family="text">
      <style:text-properties fo:font-variant="normal" fo:text-transform="none" fo:letter-spacing="normal" officeooo:rsid="00b7fe39" fo:background-color="transparent" loext:char-shading-value="0"/>
    </style:style>
    <style:style style:name="T42" style:family="text">
      <style:text-properties fo:font-variant="normal" fo:text-transform="none" fo:letter-spacing="normal" officeooo:rsid="00b939be" fo:background-color="transparent" loext:char-shading-value="0"/>
    </style:style>
    <style:style style:name="T43" style:family="text">
      <style:text-properties fo:font-variant="normal" fo:text-transform="none" fo:letter-spacing="normal" officeooo:rsid="00b4a263" fo:background-color="transparent" loext:char-shading-value="0"/>
    </style:style>
    <style:style style:name="T44" style:family="text">
      <style:text-properties fo:font-variant="normal" fo:text-transform="none" fo:letter-spacing="normal" officeooo:rsid="00b71d2c" fo:background-color="transparent" loext:char-shading-value="0"/>
    </style:style>
    <style:style style:name="T45" style:family="text">
      <style:text-properties fo:font-variant="normal" fo:text-transform="none" fo:letter-spacing="normal" officeooo:rsid="00ba07b6" fo:background-color="transparent" loext:char-shading-value="0"/>
    </style:style>
    <style:style style:name="T46" style:family="text">
      <style:text-properties fo:font-variant="normal" fo:text-transform="none" fo:letter-spacing="normal" officeooo:rsid="00ba14f1" fo:background-color="transparent" loext:char-shading-value="0"/>
    </style:style>
    <style:style style:name="T47" style:family="text">
      <style:text-properties fo:font-variant="normal" fo:text-transform="none" fo:letter-spacing="normal" officeooo:rsid="00d93fdc" fo:background-color="transparent" loext:char-shading-value="0"/>
    </style:style>
    <style:style style:name="T48" style:family="text">
      <style:text-properties fo:font-variant="normal" fo:text-transform="none" fo:letter-spacing="normal" officeooo:rsid="00c9625c" fo:background-color="transparent" loext:char-shading-value="0"/>
    </style:style>
    <style:style style:name="T49" style:family="text">
      <style:text-properties fo:font-variant="normal" fo:text-transform="none" fo:letter-spacing="normal" officeooo:rsid="01107b28" fo:background-color="transparent" loext:char-shading-value="0"/>
    </style:style>
    <style:style style:name="T50" style:family="text">
      <style:text-properties fo:font-variant="normal" fo:text-transform="none" fo:letter-spacing="normal" officeooo:rsid="01124541" fo:background-color="transparent" loext:char-shading-value="0"/>
    </style:style>
    <style:style style:name="T51" style:family="text">
      <style:text-properties fo:font-variant="normal" fo:text-transform="none" fo:letter-spacing="normal" officeooo:rsid="0118a452" fo:background-color="transparent" loext:char-shading-value="0"/>
    </style:style>
    <style:style style:name="T52" style:family="text">
      <style:text-properties fo:font-variant="normal" fo:text-transform="none" fo:letter-spacing="normal" officeooo:rsid="002307ac" fo:background-color="transparent" loext:char-shading-value="0"/>
    </style:style>
    <style:style style:name="T53" style:family="text">
      <style:text-properties fo:font-variant="normal" fo:text-transform="none" fo:letter-spacing="normal" officeooo:rsid="0024cfdb" fo:background-color="transparent" loext:char-shading-value="0"/>
    </style:style>
    <style:style style:name="T54" style:family="text">
      <style:text-properties fo:font-variant="normal" fo:text-transform="none" fo:letter-spacing="normal" officeooo:rsid="011ae406" fo:background-color="transparent" loext:char-shading-value="0"/>
    </style:style>
    <style:style style:name="T55" style:family="text">
      <style:text-properties fo:font-variant="normal" fo:text-transform="none" fo:letter-spacing="normal" officeooo:rsid="0131816e" fo:background-color="transparent" loext:char-shading-value="0"/>
    </style:style>
    <style:style style:name="T56" style:family="text">
      <style:text-properties fo:font-variant="normal" fo:text-transform="none" fo:letter-spacing="normal" officeooo:rsid="01349b14" fo:background-color="transparent" loext:char-shading-value="0"/>
    </style:style>
    <style:style style:name="T57" style:family="text">
      <style:text-properties fo:font-variant="normal" fo:text-transform="none" fo:letter-spacing="normal" officeooo:rsid="01364985" fo:background-color="transparent" loext:char-shading-value="0"/>
    </style:style>
    <style:style style:name="T58" style:family="text">
      <style:text-properties fo:font-variant="normal" fo:text-transform="none" fo:letter-spacing="normal" officeooo:rsid="0137a14a" fo:background-color="transparent" loext:char-shading-value="0"/>
    </style:style>
    <style:style style:name="T59" style:family="text">
      <style:text-properties fo:font-variant="normal" fo:text-transform="none" fo:letter-spacing="normal" officeooo:rsid="013a15dd" fo:background-color="transparent" loext:char-shading-value="0"/>
    </style:style>
    <style:style style:name="T60" style:family="text">
      <style:text-properties fo:font-variant="normal" fo:text-transform="none" fo:letter-spacing="normal" officeooo:rsid="013a81b1" fo:background-color="transparent" loext:char-shading-value="0"/>
    </style:style>
    <style:style style:name="T61" style:family="text">
      <style:text-properties fo:font-variant="normal" fo:text-transform="none" fo:letter-spacing="normal" officeooo:rsid="013f6a43" fo:background-color="transparent" loext:char-shading-value="0"/>
    </style:style>
    <style:style style:name="T62" style:family="text">
      <style:text-properties fo:font-variant="normal" fo:text-transform="none" fo:letter-spacing="normal" officeooo:rsid="0140e51c" fo:background-color="transparent" loext:char-shading-value="0"/>
    </style:style>
    <style:style style:name="T63" style:family="text">
      <style:text-properties fo:font-variant="normal" fo:text-transform="none" fo:letter-spacing="normal" officeooo:rsid="01413af3" fo:background-color="transparent" loext:char-shading-value="0"/>
    </style:style>
    <style:style style:name="T64" style:family="text">
      <style:text-properties fo:font-variant="normal" fo:text-transform="none" fo:letter-spacing="normal" officeooo:rsid="01427df6" fo:background-color="transparent" loext:char-shading-value="0"/>
    </style:style>
    <style:style style:name="T65" style:family="text">
      <style:text-properties fo:font-variant="normal" fo:text-transform="none" fo:letter-spacing="normal" officeooo:rsid="01431ff3" fo:background-color="transparent" loext:char-shading-value="0"/>
    </style:style>
    <style:style style:name="T66" style:family="text">
      <style:text-properties fo:font-variant="normal" fo:text-transform="none" fo:letter-spacing="normal" officeooo:rsid="0143b069" fo:background-color="transparent" loext:char-shading-value="0"/>
    </style:style>
    <style:style style:name="T67" style:family="text">
      <style:text-properties fo:font-variant="normal" fo:text-transform="none" fo:letter-spacing="normal" officeooo:rsid="014987d3" fo:background-color="transparent" loext:char-shading-value="0"/>
    </style:style>
    <style:style style:name="T68" style:family="text">
      <style:text-properties fo:font-variant="normal" fo:text-transform="none" fo:letter-spacing="normal" officeooo:rsid="014a7272" fo:background-color="transparent" loext:char-shading-value="0"/>
    </style:style>
    <style:style style:name="T69" style:family="text">
      <style:text-properties fo:font-variant="normal" fo:text-transform="none" fo:letter-spacing="normal" officeooo:rsid="014b8ac1" fo:background-color="transparent" loext:char-shading-value="0"/>
    </style:style>
    <style:style style:name="T70" style:family="text">
      <style:text-properties fo:font-variant="normal" fo:text-transform="none" fo:letter-spacing="normal" officeooo:rsid="0027fa22" fo:background-color="transparent" loext:char-shading-value="0"/>
    </style:style>
    <style:style style:name="T71" style:family="text">
      <style:text-properties fo:font-variant="normal" fo:text-transform="none" fo:letter-spacing="normal" officeooo:rsid="002c3633" fo:background-color="transparent" loext:char-shading-value="0"/>
    </style:style>
    <style:style style:name="T72" style:family="text">
      <style:text-properties fo:font-variant="normal" fo:text-transform="none" fo:letter-spacing="normal" officeooo:rsid="002c51de" fo:background-color="transparent" loext:char-shading-value="0"/>
    </style:style>
    <style:style style:name="T73" style:family="text">
      <style:text-properties fo:font-variant="normal" fo:text-transform="none" fo:letter-spacing="normal" officeooo:rsid="002da0d5" fo:background-color="transparent" loext:char-shading-value="0"/>
    </style:style>
    <style:style style:name="T74" style:family="text">
      <style:text-properties fo:font-variant="normal" fo:text-transform="none" fo:letter-spacing="normal" officeooo:rsid="002c6926" fo:background-color="transparent" loext:char-shading-value="0"/>
    </style:style>
    <style:style style:name="T75" style:family="text">
      <style:text-properties fo:font-variant="normal" fo:text-transform="none" fo:letter-spacing="normal" officeooo:rsid="002daf59" fo:background-color="transparent" loext:char-shading-value="0"/>
    </style:style>
    <style:style style:name="T76" style:family="text">
      <style:text-properties fo:font-variant="normal" fo:text-transform="none" fo:letter-spacing="normal" officeooo:rsid="002f1675" fo:background-color="transparent" loext:char-shading-value="0"/>
    </style:style>
    <style:style style:name="T77" style:family="text">
      <style:text-properties fo:font-variant="normal" fo:text-transform="none" fo:letter-spacing="normal" officeooo:rsid="00306896" fo:background-color="transparent" loext:char-shading-value="0"/>
    </style:style>
    <style:style style:name="T78" style:family="text">
      <style:text-properties fo:font-variant="normal" fo:text-transform="none" fo:letter-spacing="normal" officeooo:rsid="00ea87dc" fo:background-color="transparent" loext:char-shading-value="0"/>
    </style:style>
    <style:style style:name="T79" style:family="text">
      <style:text-properties fo:font-variant="normal" fo:text-transform="none" fo:letter-spacing="normal" fo:font-style="normal" fo:font-weight="normal" style:font-style-asian="normal" style:font-weight-asian="normal" style:font-style-complex="normal" style:font-weight-complex="normal"/>
    </style:style>
    <style:style style:name="T80" style:family="text">
      <style:text-properties fo:font-variant="normal" fo:text-transform="none" fo:letter-spacing="normal" fo:font-style="normal" fo:font-weight="normal" officeooo:rsid="002b8315" style:font-style-asian="normal" style:font-weight-asian="normal" style:font-style-complex="normal" style:font-weight-complex="normal"/>
    </style:style>
    <style:style style:name="T81" style:family="text">
      <style:text-properties fo:font-variant="normal" fo:text-transform="none" fo:letter-spacing="normal" fo:font-style="normal" fo:font-weight="normal" officeooo:rsid="00580050" style:font-style-asian="normal" style:font-weight-asian="normal" style:font-style-complex="normal" style:font-weight-complex="normal"/>
    </style:style>
    <style:style style:name="T82" style:family="text">
      <style:text-properties fo:font-variant="normal" fo:text-transform="none" fo:letter-spacing="normal" fo:font-style="normal" fo:font-weight="normal" officeooo:rsid="00a51360" style:font-style-asian="normal" style:font-weight-asian="normal" style:font-style-complex="normal" style:font-weight-complex="normal"/>
    </style:style>
    <style:style style:name="T83" style:family="text">
      <style:text-properties fo:font-variant="normal" fo:text-transform="none" fo:letter-spacing="normal" fo:font-style="normal" fo:font-weight="normal" officeooo:rsid="00b1aa11" style:font-style-asian="normal" style:font-weight-asian="normal" style:font-style-complex="normal" style:font-weight-complex="normal"/>
    </style:style>
    <style:style style:name="T84" style:family="text">
      <style:text-properties fo:font-variant="normal" fo:text-transform="none" fo:letter-spacing="normal" fo:font-style="normal" fo:font-weight="normal" officeooo:rsid="00b47372" style:font-style-asian="normal" style:font-weight-asian="normal" style:font-style-complex="normal" style:font-weight-complex="normal"/>
    </style:style>
    <style:style style:name="T85" style:family="text">
      <style:text-properties fo:font-variant="normal" fo:text-transform="none" fo:letter-spacing="normal" fo:font-style="normal" fo:font-weight="normal" officeooo:rsid="00dc8858" style:font-style-asian="normal" style:font-weight-asian="normal" style:font-style-complex="normal" style:font-weight-complex="normal"/>
    </style:style>
    <style:style style:name="T86" style:family="text">
      <style:text-properties fo:font-variant="normal" fo:text-transform="none" fo:color="#cc0000" fo:letter-spacing="normal" fo:background-color="transparent" loext:char-shading-value="0"/>
    </style:style>
    <style:style style:name="T87" style:family="text">
      <style:text-properties fo:font-variant="normal" fo:text-transform="none" fo:color="#cc0000" fo:letter-spacing="normal" officeooo:rsid="005db730" fo:background-color="transparent" loext:char-shading-value="0"/>
    </style:style>
    <style:style style:name="T88" style:family="text">
      <style:text-properties fo:font-variant="normal" fo:text-transform="none" fo:color="#cc0000" fo:letter-spacing="normal" officeooo:rsid="002d81fb" fo:background-color="transparent" loext:char-shading-value="0"/>
    </style:style>
    <style:style style:name="T89" style:family="text">
      <style:text-properties fo:font-variant="normal" fo:text-transform="none" fo:color="#cc0000" fo:letter-spacing="normal" officeooo:rsid="009f1c59" fo:background-color="transparent" loext:char-shading-value="0"/>
    </style:style>
    <style:style style:name="T90" style:family="text">
      <style:text-properties fo:font-variant="normal" fo:text-transform="none" fo:color="#cc0000" fo:letter-spacing="normal" officeooo:rsid="00a51360" fo:background-color="transparent" loext:char-shading-value="0"/>
    </style:style>
    <style:style style:name="T91" style:family="text">
      <style:text-properties fo:font-variant="normal" fo:text-transform="none" fo:color="#cc0000" fo:letter-spacing="normal" officeooo:rsid="00a5f60c" fo:background-color="transparent" loext:char-shading-value="0"/>
    </style:style>
    <style:style style:name="T92" style:family="text">
      <style:text-properties fo:font-variant="normal" fo:text-transform="none" fo:color="#cc0000" fo:letter-spacing="normal" officeooo:rsid="002f1637" fo:background-color="transparent" loext:char-shading-value="0"/>
    </style:style>
    <style:style style:name="T93" style:family="text">
      <style:text-properties fo:font-variant="normal" fo:text-transform="none" fo:color="#cc0000" fo:letter-spacing="normal" officeooo:rsid="00300193" fo:background-color="transparent" loext:char-shading-value="0"/>
    </style:style>
    <style:style style:name="T94" style:family="text">
      <style:text-properties fo:font-variant="normal" fo:text-transform="none" fo:color="#cc0000" fo:letter-spacing="normal" officeooo:rsid="005ed7cc" fo:background-color="transparent" loext:char-shading-value="0"/>
    </style:style>
    <style:style style:name="T95" style:family="text">
      <style:text-properties fo:font-variant="normal" fo:text-transform="none" fo:color="#cc0000" fo:letter-spacing="normal" officeooo:rsid="00a6bafd" fo:background-color="transparent" loext:char-shading-value="0"/>
    </style:style>
    <style:style style:name="T96" style:family="text">
      <style:text-properties fo:font-variant="normal" fo:text-transform="none" fo:color="#cc0000" fo:letter-spacing="normal" officeooo:rsid="0030fb01" fo:background-color="transparent" loext:char-shading-value="0"/>
    </style:style>
    <style:style style:name="T97" style:family="text">
      <style:text-properties fo:font-variant="normal" fo:text-transform="none" fo:color="#cc0000" fo:letter-spacing="normal" officeooo:rsid="00373032" fo:background-color="transparent" loext:char-shading-value="0"/>
    </style:style>
    <style:style style:name="T98" style:family="text">
      <style:text-properties fo:font-variant="normal" fo:text-transform="none" fo:color="#cc0000" fo:letter-spacing="normal" officeooo:rsid="00316031" fo:background-color="transparent" loext:char-shading-value="0"/>
    </style:style>
    <style:style style:name="T99" style:family="text">
      <style:text-properties fo:font-variant="normal" fo:text-transform="none" fo:color="#cc0000" fo:letter-spacing="normal" officeooo:rsid="00acecf6" fo:background-color="transparent" loext:char-shading-value="0"/>
    </style:style>
    <style:style style:name="T100" style:family="text">
      <style:text-properties fo:font-variant="normal" fo:text-transform="none" fo:color="#cc0000" fo:letter-spacing="normal" officeooo:rsid="00ae2eac" fo:background-color="transparent" loext:char-shading-value="0"/>
    </style:style>
    <style:style style:name="T101" style:family="text">
      <style:text-properties fo:font-variant="normal" fo:text-transform="none" fo:color="#cc0000" fo:letter-spacing="normal" officeooo:rsid="00ae91a2" fo:background-color="transparent" loext:char-shading-value="0"/>
    </style:style>
    <style:style style:name="T102" style:family="text">
      <style:text-properties fo:font-variant="normal" fo:text-transform="none" fo:color="#cc0000" fo:letter-spacing="normal" officeooo:rsid="0063debe" fo:background-color="transparent" loext:char-shading-value="0"/>
    </style:style>
    <style:style style:name="T103" style:family="text">
      <style:text-properties fo:font-variant="normal" fo:text-transform="none" fo:color="#cc0000" fo:letter-spacing="normal" officeooo:rsid="0032563f" fo:background-color="transparent" loext:char-shading-value="0"/>
    </style:style>
    <style:style style:name="T104" style:family="text">
      <style:text-properties fo:font-variant="normal" fo:text-transform="none" fo:color="#cc0000" fo:letter-spacing="normal" officeooo:rsid="00af1811" fo:background-color="transparent" loext:char-shading-value="0"/>
    </style:style>
    <style:style style:name="T105" style:family="text">
      <style:text-properties fo:font-variant="normal" fo:text-transform="none" fo:color="#cc0000" fo:letter-spacing="normal" officeooo:rsid="003337c9" fo:background-color="transparent" loext:char-shading-value="0"/>
    </style:style>
    <style:style style:name="T106" style:family="text">
      <style:text-properties fo:font-variant="normal" fo:text-transform="none" fo:color="#cc0000" fo:letter-spacing="normal" officeooo:rsid="00348bd7" fo:background-color="transparent" loext:char-shading-value="0"/>
    </style:style>
    <style:style style:name="T107" style:family="text">
      <style:text-properties fo:font-variant="normal" fo:text-transform="none" fo:color="#cc0000" fo:letter-spacing="normal" officeooo:rsid="00b1aa11" fo:background-color="transparent" loext:char-shading-value="0"/>
    </style:style>
    <style:style style:name="T108" style:family="text">
      <style:text-properties fo:font-variant="normal" fo:text-transform="none" fo:color="#cc0000" fo:letter-spacing="normal" officeooo:rsid="0035520e" fo:background-color="transparent" loext:char-shading-value="0"/>
    </style:style>
    <style:style style:name="T109" style:family="text">
      <style:text-properties fo:font-variant="normal" fo:text-transform="none" fo:color="#cc0000" fo:letter-spacing="normal" officeooo:rsid="006e2ffa" fo:background-color="transparent" loext:char-shading-value="0"/>
    </style:style>
    <style:style style:name="T110" style:family="text">
      <style:text-properties fo:font-variant="normal" fo:text-transform="none" fo:color="#cc0000" fo:letter-spacing="normal" officeooo:rsid="006c738d" fo:background-color="transparent" loext:char-shading-value="0"/>
    </style:style>
    <style:style style:name="T111" style:family="text">
      <style:text-properties fo:font-variant="normal" fo:text-transform="none" fo:color="#cc0000" fo:letter-spacing="normal" officeooo:rsid="0037e9a6" fo:background-color="transparent" loext:char-shading-value="0"/>
    </style:style>
    <style:style style:name="T112" style:family="text">
      <style:text-properties fo:font-variant="normal" fo:text-transform="none" fo:color="#cc0000" fo:letter-spacing="normal" officeooo:rsid="003b73a6" fo:background-color="transparent" loext:char-shading-value="0"/>
    </style:style>
    <style:style style:name="T113" style:family="text">
      <style:text-properties fo:font-variant="normal" fo:text-transform="none" fo:color="#cc0000" fo:letter-spacing="normal" officeooo:rsid="0069f34b" fo:background-color="transparent" loext:char-shading-value="0"/>
    </style:style>
    <style:style style:name="T114" style:family="text">
      <style:text-properties fo:font-variant="normal" fo:text-transform="none" fo:color="#cc0000" fo:letter-spacing="normal" officeooo:rsid="0071b370" fo:background-color="transparent" loext:char-shading-value="0"/>
    </style:style>
    <style:style style:name="T115" style:family="text">
      <style:text-properties fo:font-variant="normal" fo:text-transform="none" fo:color="#cc0000" fo:letter-spacing="normal" officeooo:rsid="0053e939" fo:background-color="transparent" loext:char-shading-value="0" style:font-weight-asian="bold" style:font-weight-complex="bold"/>
    </style:style>
    <style:style style:name="T116" style:family="text">
      <style:text-properties fo:font-variant="normal" fo:text-transform="none" fo:color="#cc0000" fo:letter-spacing="normal" officeooo:rsid="003ece2d" fo:background-color="transparent" loext:char-shading-value="0" style:font-weight-asian="bold" style:font-weight-complex="bold"/>
    </style:style>
    <style:style style:name="T117" style:family="text">
      <style:text-properties fo:font-variant="normal" fo:text-transform="none" fo:color="#cc0000" fo:letter-spacing="normal" officeooo:rsid="0076b1de" fo:background-color="transparent" loext:char-shading-value="0" style:font-weight-asian="bold" style:font-weight-complex="bold"/>
    </style:style>
    <style:style style:name="T118" style:family="text">
      <style:text-properties fo:font-variant="normal" fo:text-transform="none" fo:color="#cc0000" fo:letter-spacing="normal" officeooo:rsid="00b1aa11" fo:background-color="transparent" loext:char-shading-value="0" style:font-weight-asian="bold" style:font-weight-complex="bold"/>
    </style:style>
    <style:style style:name="T119" style:family="text">
      <style:text-properties fo:font-variant="normal" fo:text-transform="none" fo:color="#cc0000" fo:letter-spacing="normal" officeooo:rsid="00425d42" fo:background-color="transparent" loext:char-shading-value="0" style:font-weight-asian="bold" style:font-weight-complex="bold"/>
    </style:style>
    <style:style style:name="T120" style:family="text">
      <style:text-properties fo:font-variant="normal" fo:text-transform="none" fo:color="#cc0000" fo:letter-spacing="normal" officeooo:rsid="00844211" fo:background-color="transparent" loext:char-shading-value="0" style:font-weight-asian="bold" style:font-weight-complex="bold"/>
    </style:style>
    <style:style style:name="T121" style:family="text">
      <style:text-properties fo:font-variant="normal" fo:text-transform="none" fo:color="#cc0000" fo:letter-spacing="normal" officeooo:rsid="0084e7ed" fo:background-color="transparent" loext:char-shading-value="0" style:font-weight-asian="bold" style:font-weight-complex="bold"/>
    </style:style>
    <style:style style:name="T122" style:family="text">
      <style:text-properties fo:font-variant="normal" fo:text-transform="none" fo:color="#cc0000" fo:letter-spacing="normal" officeooo:rsid="0086c7e4" fo:background-color="transparent" loext:char-shading-value="0" style:font-weight-asian="bold" style:font-weight-complex="bold"/>
    </style:style>
    <style:style style:name="T123" style:family="text">
      <style:text-properties fo:font-variant="normal" fo:text-transform="none" fo:color="#cc0000" fo:letter-spacing="normal" officeooo:rsid="004568d8" fo:background-color="transparent" loext:char-shading-value="0" style:font-weight-asian="bold" style:font-weight-complex="bold"/>
    </style:style>
    <style:style style:name="T124" style:family="text">
      <style:text-properties fo:font-variant="normal" fo:text-transform="none" fo:color="#cc0000" fo:letter-spacing="normal" officeooo:rsid="0046137c" fo:background-color="transparent" loext:char-shading-value="0" style:font-weight-asian="bold" style:font-weight-complex="bold"/>
    </style:style>
    <style:style style:name="T125" style:family="text">
      <style:text-properties fo:font-variant="normal" fo:text-transform="none" fo:color="#cc0000" fo:letter-spacing="normal" officeooo:rsid="0087829a" fo:background-color="transparent" loext:char-shading-value="0" style:font-weight-asian="bold" style:font-weight-complex="bold"/>
    </style:style>
    <style:style style:name="T126" style:family="text">
      <style:text-properties fo:font-variant="normal" fo:text-transform="none" fo:color="#cc0000" fo:letter-spacing="normal" officeooo:rsid="00bbc00d" fo:background-color="transparent" loext:char-shading-value="0" style:font-weight-asian="bold" style:font-weight-complex="bold"/>
    </style:style>
    <style:style style:name="T127" style:family="text">
      <style:text-properties fo:font-variant="normal" fo:text-transform="none" fo:color="#cc0000" fo:letter-spacing="normal" officeooo:rsid="00bc688f" fo:background-color="transparent" loext:char-shading-value="0" style:font-weight-asian="bold" style:font-weight-complex="bold"/>
    </style:style>
    <style:style style:name="T128" style:family="text">
      <style:text-properties fo:font-variant="normal" fo:text-transform="none" fo:color="#cc0000" fo:letter-spacing="normal" officeooo:rsid="00be5771" fo:background-color="transparent" loext:char-shading-value="0" style:font-weight-asian="bold" style:font-weight-complex="bold"/>
    </style:style>
    <style:style style:name="T129" style:family="text">
      <style:text-properties fo:font-variant="normal" fo:text-transform="none" fo:color="#cc0000" fo:letter-spacing="normal" officeooo:rsid="00b47372" fo:background-color="transparent" loext:char-shading-value="0"/>
    </style:style>
    <style:style style:name="T130" style:family="text">
      <style:text-properties fo:font-variant="normal" fo:text-transform="none" fo:color="#cc0000" fo:letter-spacing="normal" officeooo:rsid="00b640db" fo:background-color="transparent" loext:char-shading-value="0"/>
    </style:style>
    <style:style style:name="T131" style:family="text">
      <style:text-properties fo:font-variant="normal" fo:text-transform="none" fo:color="#cc0000" fo:letter-spacing="normal" officeooo:rsid="00b6428e" fo:background-color="transparent" loext:char-shading-value="0"/>
    </style:style>
    <style:style style:name="T132" style:family="text">
      <style:text-properties fo:font-variant="normal" fo:text-transform="none" fo:color="#cc0000" fo:letter-spacing="normal" officeooo:rsid="00b685fb" fo:background-color="transparent" loext:char-shading-value="0"/>
    </style:style>
    <style:style style:name="T133" style:family="text">
      <style:text-properties fo:font-variant="normal" fo:text-transform="none" fo:color="#cc0000" fo:letter-spacing="normal" officeooo:rsid="00b738df" fo:background-color="transparent" loext:char-shading-value="0"/>
    </style:style>
    <style:style style:name="T134" style:family="text">
      <style:text-properties fo:font-variant="normal" fo:text-transform="none" fo:color="#cc0000" fo:letter-spacing="normal" officeooo:rsid="00b7fe39" fo:background-color="transparent" loext:char-shading-value="0"/>
    </style:style>
    <style:style style:name="T135" style:family="text">
      <style:text-properties fo:font-variant="normal" fo:text-transform="none" fo:color="#cc0000" fo:letter-spacing="normal" officeooo:rsid="00b939be" fo:background-color="transparent" loext:char-shading-value="0"/>
    </style:style>
    <style:style style:name="T136" style:family="text">
      <style:text-properties fo:font-variant="normal" fo:text-transform="none" fo:color="#cc0000" fo:letter-spacing="normal" officeooo:rsid="00ba40a8" fo:background-color="transparent" loext:char-shading-value="0"/>
    </style:style>
    <style:style style:name="T137" style:family="text">
      <style:text-properties fo:font-variant="normal" fo:text-transform="none" fo:color="#cc0000" fo:letter-spacing="normal" officeooo:rsid="00b4a263" fo:background-color="transparent" loext:char-shading-value="0"/>
    </style:style>
    <style:style style:name="T138" style:family="text">
      <style:text-properties fo:font-variant="normal" fo:text-transform="none" fo:color="#cc0000" fo:letter-spacing="normal" officeooo:rsid="00b71d2c" fo:background-color="transparent" loext:char-shading-value="0"/>
    </style:style>
    <style:style style:name="T139" style:family="text">
      <style:text-properties fo:font-variant="normal" fo:text-transform="none" fo:color="#cc0000" fo:letter-spacing="normal" officeooo:rsid="00ba14f1" fo:background-color="transparent" loext:char-shading-value="0"/>
    </style:style>
    <style:style style:name="T140" style:family="text">
      <style:text-properties fo:font-variant="normal" fo:text-transform="none" fo:color="#cc0000" fo:letter-spacing="normal" officeooo:rsid="00d93fdc" fo:background-color="transparent" loext:char-shading-value="0"/>
    </style:style>
    <style:style style:name="T141" style:family="text">
      <style:text-properties fo:font-variant="normal" fo:text-transform="none" fo:color="#cc0000" fo:letter-spacing="normal" officeooo:rsid="00c44676" fo:background-color="transparent" loext:char-shading-value="0"/>
    </style:style>
    <style:style style:name="T142" style:family="text">
      <style:text-properties fo:font-variant="normal" fo:text-transform="none" fo:color="#cc0000" fo:letter-spacing="normal" officeooo:rsid="00c832c7" fo:background-color="transparent" loext:char-shading-value="0"/>
    </style:style>
    <style:style style:name="T143" style:family="text">
      <style:text-properties fo:font-variant="normal" fo:text-transform="none" fo:color="#cc0000" fo:letter-spacing="normal" officeooo:rsid="00e1e2df" fo:background-color="transparent" loext:char-shading-value="0"/>
    </style:style>
    <style:style style:name="T144" style:family="text">
      <style:text-properties fo:font-variant="normal" fo:text-transform="none" fo:color="#cc0000" fo:letter-spacing="normal" officeooo:rsid="010f8c5f" fo:background-color="transparent" loext:char-shading-value="0"/>
    </style:style>
    <style:style style:name="T145" style:family="text">
      <style:text-properties fo:font-variant="normal" fo:text-transform="none" fo:color="#cc0000" fo:letter-spacing="normal" officeooo:rsid="014c0bf5" fo:background-color="transparent" loext:char-shading-value="0"/>
    </style:style>
    <style:style style:name="T146" style:family="text">
      <style:text-properties fo:font-variant="normal" fo:text-transform="none" fo:color="#cc0000" style:font-name="Arial" fo:letter-spacing="normal" officeooo:rsid="014f00e9" fo:background-color="transparent" loext:char-shading-value="0"/>
    </style:style>
    <style:style style:name="T147" style:family="text">
      <style:text-properties fo:font-variant="normal" fo:text-transform="none" fo:color="#cc0000" style:font-name="Arial" fo:letter-spacing="normal" officeooo:rsid="0150c45e" fo:background-color="transparent" loext:char-shading-value="0"/>
    </style:style>
    <style:style style:name="T148" style:family="text">
      <style:text-properties fo:font-variant="normal" fo:text-transform="none" fo:color="#cc0000" style:font-name="Arial" fo:letter-spacing="normal" officeooo:rsid="01510d40" fo:background-color="transparent" loext:char-shading-value="0"/>
    </style:style>
    <style:style style:name="T149" style:family="text">
      <style:text-properties fo:font-variant="normal" fo:text-transform="none" fo:color="#cc0000" style:font-name="Arial" fo:letter-spacing="normal" officeooo:rsid="0155bb48" fo:background-color="transparent" loext:char-shading-value="0"/>
    </style:style>
    <style:style style:name="T150" style:family="text">
      <style:text-properties fo:font-variant="normal" fo:text-transform="none" fo:color="#cc0000" style:font-name="Arial" fo:letter-spacing="normal" officeooo:rsid="01517229" fo:background-color="transparent" loext:char-shading-value="0"/>
    </style:style>
    <style:style style:name="T151" style:family="text">
      <style:text-properties fo:font-variant="normal" fo:text-transform="none" fo:color="#cc0000" style:font-name="Arial" fo:letter-spacing="normal" officeooo:rsid="01528421" fo:background-color="transparent" loext:char-shading-value="0"/>
    </style:style>
    <style:style style:name="T152" style:family="text">
      <style:text-properties fo:font-variant="normal" fo:text-transform="none" fo:color="#cc0000" style:font-name="Arial" fo:letter-spacing="normal" officeooo:rsid="01543bff" fo:background-color="transparent" loext:char-shading-value="0"/>
    </style:style>
    <style:style style:name="T153" style:family="text">
      <style:text-properties fo:font-variant="normal" fo:text-transform="none" fo:color="#cc0000" style:font-name="Arial" fo:letter-spacing="normal" officeooo:rsid="0159417e" fo:background-color="transparent" loext:char-shading-value="0"/>
    </style:style>
    <style:style style:name="T154" style:family="text">
      <style:text-properties fo:font-variant="normal" fo:text-transform="none" fo:color="#cc0000" style:font-name="Arial" fo:letter-spacing="normal" officeooo:rsid="015aec21" fo:background-color="transparent" loext:char-shading-value="0"/>
    </style:style>
    <style:style style:name="T155" style:family="text">
      <style:text-properties fo:font-variant="normal" fo:text-transform="none" fo:color="#cc0000" style:font-name="Arial" fo:letter-spacing="normal" officeooo:rsid="015b6f54" fo:background-color="transparent" loext:char-shading-value="0"/>
    </style:style>
    <style:style style:name="T156" style:family="text">
      <style:text-properties fo:font-variant="normal" fo:text-transform="none" fo:color="#cc0000" style:font-name="Arial" fo:letter-spacing="normal" officeooo:rsid="015c1412" fo:background-color="transparent" loext:char-shading-value="0"/>
    </style:style>
    <style:style style:name="T157" style:family="text">
      <style:text-properties fo:font-variant="normal" fo:text-transform="none" fo:color="#cc0000" style:font-name="Arial" fo:letter-spacing="normal" officeooo:rsid="015ccaf1" fo:background-color="transparent" loext:char-shading-value="0"/>
    </style:style>
    <style:style style:name="T158" style:family="text">
      <style:text-properties fo:font-variant="normal" fo:text-transform="none" fo:color="#cc0000" style:font-name="Arial" fo:letter-spacing="normal" officeooo:rsid="015e4323" fo:background-color="transparent" loext:char-shading-value="0"/>
    </style:style>
    <style:style style:name="T159" style:family="text">
      <style:text-properties fo:font-variant="normal" fo:text-transform="none" fo:color="#cc0000" style:font-name="Arial" fo:letter-spacing="normal" officeooo:rsid="0161ae6a" fo:background-color="transparent" loext:char-shading-value="0"/>
    </style:style>
    <style:style style:name="T160" style:family="text">
      <style:text-properties fo:font-variant="normal" fo:text-transform="none" fo:color="#cc0000" style:font-name="Arial" fo:letter-spacing="normal" officeooo:rsid="0168a52d" fo:background-color="transparent" loext:char-shading-value="0"/>
    </style:style>
    <style:style style:name="T161" style:family="text">
      <style:text-properties fo:font-variant="normal" fo:text-transform="none" fo:color="#cc0000" style:font-name="Arial" fo:letter-spacing="normal" officeooo:rsid="017203ad" fo:background-color="transparent" loext:char-shading-value="0"/>
    </style:style>
    <style:style style:name="T162" style:family="text">
      <style:text-properties fo:font-variant="normal" fo:text-transform="none" fo:color="#cc0000" style:font-name="Arial" fo:letter-spacing="normal" officeooo:rsid="016c1c9f" fo:background-color="transparent" loext:char-shading-value="0"/>
    </style:style>
    <style:style style:name="T163" style:family="text">
      <style:text-properties fo:font-variant="normal" fo:text-transform="none" fo:color="#cc0000" style:font-name="Arial" fo:letter-spacing="normal" officeooo:rsid="01733be7" fo:background-color="transparent" loext:char-shading-value="0"/>
    </style:style>
    <style:style style:name="T164" style:family="text">
      <style:text-properties fo:font-variant="normal" fo:text-transform="none" fo:color="#cc0000" style:font-name="Arial" fo:letter-spacing="normal" officeooo:rsid="016de45c" fo:background-color="transparent" loext:char-shading-value="0"/>
    </style:style>
    <style:style style:name="T165" style:family="text">
      <style:text-properties fo:font-variant="normal" fo:text-transform="none" fo:color="#cc0000" style:font-name="Arial" fo:letter-spacing="normal" officeooo:rsid="016c6d1d" fo:background-color="transparent" loext:char-shading-value="0"/>
    </style:style>
    <style:style style:name="T166" style:family="text">
      <style:text-properties fo:font-variant="normal" fo:text-transform="none" fo:color="#cc0000" style:font-name="Arial" fo:letter-spacing="normal" officeooo:rsid="01749477" fo:background-color="transparent" loext:char-shading-value="0"/>
    </style:style>
    <style:style style:name="T167" style:family="text">
      <style:text-properties fo:font-variant="normal" fo:text-transform="none" fo:color="#cc0000" style:font-name="Arial" fo:letter-spacing="normal" officeooo:rsid="01749e96" fo:background-color="transparent" loext:char-shading-value="0"/>
    </style:style>
    <style:style style:name="T168" style:family="text">
      <style:text-properties fo:font-variant="normal" fo:text-transform="none" fo:color="#cc0000" style:font-name="Arial" fo:letter-spacing="normal" officeooo:rsid="017b123f" fo:background-color="transparent" loext:char-shading-value="0"/>
    </style:style>
    <style:style style:name="T169" style:family="text">
      <style:text-properties fo:font-variant="normal" fo:text-transform="none" fo:color="#cc0000" style:font-name="Arial" fo:letter-spacing="normal" officeooo:rsid="0175e96d" fo:background-color="transparent" loext:char-shading-value="0"/>
    </style:style>
    <style:style style:name="T170" style:family="text">
      <style:text-properties fo:font-variant="normal" fo:text-transform="none" fo:color="#cc0000" style:font-name="Arial" fo:letter-spacing="normal" officeooo:rsid="0028c0f7" fo:background-color="transparent" loext:char-shading-value="0"/>
    </style:style>
    <style:style style:name="T171" style:family="text">
      <style:text-properties fo:font-variant="normal" fo:text-transform="none" fo:color="#cc0000" style:font-name="Arial" fo:letter-spacing="normal" officeooo:rsid="002a6d67" fo:background-color="transparent" loext:char-shading-value="0"/>
    </style:style>
    <style:style style:name="T172" style:family="text">
      <style:text-properties fo:font-variant="normal" fo:text-transform="none" fo:color="#cc0000" style:font-name="Arial" fo:letter-spacing="normal" officeooo:rsid="002c3633" fo:background-color="transparent" loext:char-shading-value="0"/>
    </style:style>
    <style:style style:name="T173" style:family="text">
      <style:text-properties fo:font-variant="normal" fo:text-transform="none" fo:color="#cc0000" style:font-name="Arial" fo:letter-spacing="normal" officeooo:rsid="003611e2" fo:background-color="transparent" loext:char-shading-value="0"/>
    </style:style>
    <style:style style:name="T174" style:family="text">
      <style:text-properties fo:font-variant="normal" fo:text-transform="none" fo:color="#cc0000" style:font-name="Arial" fo:letter-spacing="normal" officeooo:rsid="014c0bf5" fo:background-color="transparent" loext:char-shading-value="0"/>
    </style:style>
    <style:style style:name="T175" style:family="text">
      <style:text-properties fo:font-variant="normal" fo:text-transform="none" fo:color="#cc0000" style:font-name="Arial" fo:letter-spacing="normal" officeooo:rsid="00deaf70" fo:background-color="transparent" loext:char-shading-value="0"/>
    </style:style>
    <style:style style:name="T176" style:family="text">
      <style:text-properties fo:font-variant="normal" fo:text-transform="none" fo:color="#cc0000" style:font-name="Arial" fo:letter-spacing="normal" officeooo:rsid="00df62ce" fo:background-color="transparent" loext:char-shading-value="0"/>
    </style:style>
    <style:style style:name="T177" style:family="text">
      <style:text-properties fo:font-variant="normal" fo:text-transform="none" fo:color="#cc0000" style:font-name="Arial" fo:letter-spacing="normal" officeooo:rsid="00e13b88" fo:background-color="transparent" loext:char-shading-value="0"/>
    </style:style>
    <style:style style:name="T178" style:family="text">
      <style:text-properties fo:font-variant="normal" fo:text-transform="none" fo:color="#d22b2b" fo:letter-spacing="normal" officeooo:rsid="00d93fdc" fo:background-color="transparent" loext:char-shading-value="0"/>
    </style:style>
    <style:style style:name="T179" style:family="text">
      <style:text-properties fo:font-variant="normal" fo:text-transform="none" fo:color="#d22b2b" fo:letter-spacing="normal" officeooo:rsid="01176abe" fo:background-color="transparent" loext:char-shading-value="0"/>
    </style:style>
    <style:style style:name="T180" style:family="text">
      <style:text-properties fo:font-variant="normal" fo:text-transform="none" fo:color="#d22b2b" fo:letter-spacing="normal" officeooo:rsid="00373032" fo:background-color="transparent" loext:char-shading-value="0"/>
    </style:style>
    <style:style style:name="T181" style:family="text">
      <style:text-properties fo:font-variant="normal" fo:text-transform="none" fo:color="#d22b2b" fo:letter-spacing="normal" officeooo:rsid="00cdac46" fo:background-color="transparent" loext:char-shading-value="0"/>
    </style:style>
    <style:style style:name="T182" style:family="text">
      <style:text-properties fo:font-variant="normal" fo:text-transform="none" fo:color="#d22b2b" fo:letter-spacing="normal" officeooo:rsid="00e13b88" fo:background-color="transparent" loext:char-shading-value="0"/>
    </style:style>
    <style:style style:name="T183" style:family="text">
      <style:text-properties fo:font-variant="normal" fo:text-transform="none" fo:color="#c5000b" fo:letter-spacing="normal" officeooo:rsid="00d93fdc" fo:background-color="transparent" loext:char-shading-value="0"/>
    </style:style>
    <style:style style:name="T184" style:family="text">
      <style:text-properties fo:font-variant="normal" fo:text-transform="none" fo:color="#c5000b" fo:letter-spacing="normal" officeooo:rsid="011ae406" fo:background-color="transparent" loext:char-shading-value="0"/>
    </style:style>
    <style:style style:name="T185" style:family="text">
      <style:text-properties fo:font-variant="normal" fo:text-transform="none" fo:color="#c5000b" fo:letter-spacing="normal" officeooo:rsid="011bfe57" fo:background-color="transparent" loext:char-shading-value="0"/>
    </style:style>
    <style:style style:name="T186" style:family="text">
      <style:text-properties fo:font-variant="normal" fo:text-transform="none" fo:color="#c5000b" fo:letter-spacing="normal" officeooo:rsid="011ed7f6" fo:background-color="transparent" loext:char-shading-value="0"/>
    </style:style>
    <style:style style:name="T187" style:family="text">
      <style:text-properties fo:font-variant="normal" fo:text-transform="none" fo:color="#c5000b" fo:letter-spacing="normal" officeooo:rsid="011f377c" fo:background-color="transparent" loext:char-shading-value="0"/>
    </style:style>
    <style:style style:name="T188" style:family="text">
      <style:text-properties fo:font-variant="normal" fo:text-transform="none" fo:color="#c5000b" fo:letter-spacing="normal" officeooo:rsid="01219a70" fo:background-color="transparent" loext:char-shading-value="0"/>
    </style:style>
    <style:style style:name="T189" style:family="text">
      <style:text-properties fo:font-variant="normal" fo:text-transform="none" fo:color="#c5000b" fo:letter-spacing="normal" officeooo:rsid="0122fcf4" fo:background-color="transparent" loext:char-shading-value="0"/>
    </style:style>
    <style:style style:name="T190" style:family="text">
      <style:text-properties fo:font-variant="normal" fo:text-transform="none" fo:color="#c5000b" fo:letter-spacing="normal" officeooo:rsid="01235faa" fo:background-color="transparent" loext:char-shading-value="0"/>
    </style:style>
    <style:style style:name="T191" style:family="text">
      <style:text-properties fo:font-variant="normal" fo:text-transform="none" fo:color="#c5000b" fo:letter-spacing="normal" officeooo:rsid="012439f6" fo:background-color="transparent" loext:char-shading-value="0"/>
    </style:style>
    <style:style style:name="T192" style:family="text">
      <style:text-properties fo:font-variant="normal" fo:text-transform="none" fo:color="#c5000b" fo:letter-spacing="normal" officeooo:rsid="0124ab08" fo:background-color="transparent" loext:char-shading-value="0"/>
    </style:style>
    <style:style style:name="T193" style:family="text">
      <style:text-properties fo:font-variant="normal" fo:text-transform="none" fo:color="#c5000b" fo:letter-spacing="normal" officeooo:rsid="012484e1" fo:background-color="transparent" loext:char-shading-value="0"/>
    </style:style>
    <style:style style:name="T194" style:family="text">
      <style:text-properties fo:font-variant="normal" fo:text-transform="none" fo:color="#c5000b" fo:letter-spacing="normal" officeooo:rsid="0124f14a" fo:background-color="transparent" loext:char-shading-value="0"/>
    </style:style>
    <style:style style:name="T195" style:family="text">
      <style:text-properties fo:font-variant="normal" fo:text-transform="none" fo:color="#c5000b" fo:letter-spacing="normal" officeooo:rsid="0126cd69" fo:background-color="transparent" loext:char-shading-value="0"/>
    </style:style>
    <style:style style:name="T196" style:family="text">
      <style:text-properties fo:font-variant="normal" fo:text-transform="none" fo:color="#c5000b" fo:letter-spacing="normal" officeooo:rsid="012a52c0" fo:background-color="transparent" loext:char-shading-value="0"/>
    </style:style>
    <style:style style:name="T197" style:family="text">
      <style:text-properties fo:font-variant="normal" fo:text-transform="none" fo:color="#c5000b" fo:letter-spacing="normal" officeooo:rsid="012b53a4" fo:background-color="transparent" loext:char-shading-value="0"/>
    </style:style>
    <style:style style:name="T198" style:family="text">
      <style:text-properties fo:font-variant="normal" fo:text-transform="none" fo:color="#c5000b" fo:letter-spacing="normal" officeooo:rsid="012c005a" fo:background-color="transparent" loext:char-shading-value="0"/>
    </style:style>
    <style:style style:name="T199" style:family="text">
      <style:text-properties fo:font-variant="normal" fo:text-transform="none" fo:color="#c5000b" fo:letter-spacing="normal" officeooo:rsid="0131816e" fo:background-color="transparent" loext:char-shading-value="0"/>
    </style:style>
    <style:style style:name="T200" style:family="text">
      <style:text-properties fo:font-variant="normal" fo:text-transform="none" fo:color="#c5000b" fo:letter-spacing="normal" officeooo:rsid="013310d1" fo:background-color="transparent" loext:char-shading-value="0"/>
    </style:style>
    <style:style style:name="T201" style:family="text">
      <style:text-properties fo:font-variant="normal" fo:text-transform="none" fo:color="#c5000b" fo:letter-spacing="normal" officeooo:rsid="01335911" fo:background-color="transparent" loext:char-shading-value="0"/>
    </style:style>
    <style:style style:name="T202" style:family="text">
      <style:text-properties fo:font-variant="normal" fo:text-transform="none" fo:color="#c5000b" fo:letter-spacing="normal" officeooo:rsid="0137a14a" fo:background-color="transparent" loext:char-shading-value="0"/>
    </style:style>
    <style:style style:name="T203" style:family="text">
      <style:text-properties fo:font-variant="normal" fo:text-transform="none" fo:color="#c5000b" fo:letter-spacing="normal" officeooo:rsid="01341a42" fo:background-color="transparent" loext:char-shading-value="0"/>
    </style:style>
    <style:style style:name="T204" style:family="text">
      <style:text-properties fo:font-variant="normal" fo:text-transform="none" fo:color="#c5000b" fo:letter-spacing="normal" officeooo:rsid="00d23bf1" fo:background-color="transparent" loext:char-shading-value="0"/>
    </style:style>
    <style:style style:name="T205" style:family="text">
      <style:text-properties fo:font-variant="normal" fo:text-transform="none" fo:color="#c5000b" fo:letter-spacing="normal" officeooo:rsid="01349b14" fo:background-color="transparent" loext:char-shading-value="0"/>
    </style:style>
    <style:style style:name="T206" style:family="text">
      <style:text-properties fo:font-variant="normal" fo:text-transform="none" fo:color="#c5000b" fo:letter-spacing="normal" officeooo:rsid="01364985" fo:background-color="transparent" loext:char-shading-value="0"/>
    </style:style>
    <style:style style:name="T207" style:family="text">
      <style:text-properties fo:font-variant="normal" fo:text-transform="none" fo:color="#c5000b" fo:letter-spacing="normal" officeooo:rsid="0136fe4e" fo:background-color="transparent" loext:char-shading-value="0"/>
    </style:style>
    <style:style style:name="T208" style:family="text">
      <style:text-properties fo:font-variant="normal" fo:text-transform="none" fo:color="#c5000b" fo:letter-spacing="normal" officeooo:rsid="013f6a43" fo:background-color="transparent" loext:char-shading-value="0"/>
    </style:style>
    <style:style style:name="T209" style:family="text">
      <style:text-properties fo:font-variant="normal" fo:text-transform="none" fo:color="#c5000b" fo:letter-spacing="normal" officeooo:rsid="01413af3" fo:background-color="transparent" loext:char-shading-value="0"/>
    </style:style>
    <style:style style:name="T210" style:family="text">
      <style:text-properties fo:font-variant="normal" fo:text-transform="none" fo:color="#c5000b" fo:letter-spacing="normal" officeooo:rsid="01427df6" fo:background-color="transparent" loext:char-shading-value="0"/>
    </style:style>
    <style:style style:name="T211" style:family="text">
      <style:text-properties fo:font-variant="normal" fo:text-transform="none" fo:color="#c5000b" fo:letter-spacing="normal" officeooo:rsid="0145ada9" fo:background-color="transparent" loext:char-shading-value="0"/>
    </style:style>
    <style:style style:name="T212" style:family="text">
      <style:text-properties fo:font-variant="normal" fo:text-transform="none" fo:color="#c5000b" fo:letter-spacing="normal" officeooo:rsid="0146d36d" fo:background-color="transparent" loext:char-shading-value="0"/>
    </style:style>
    <style:style style:name="T213" style:family="text">
      <style:text-properties fo:font-variant="normal" fo:text-transform="none" fo:color="#c5000b" fo:letter-spacing="normal" officeooo:rsid="01488d99" fo:background-color="transparent" loext:char-shading-value="0"/>
    </style:style>
    <style:style style:name="T214" style:family="text">
      <style:text-properties fo:font-variant="normal" fo:text-transform="none" fo:color="#c5000b" fo:letter-spacing="normal" officeooo:rsid="014987d3" fo:background-color="transparent" loext:char-shading-value="0"/>
    </style:style>
    <style:style style:name="T215" style:family="text">
      <style:text-properties fo:font-variant="normal" fo:text-transform="none" fo:color="#c5000b" fo:letter-spacing="normal" officeooo:rsid="014b8ac1" fo:background-color="transparent" loext:char-shading-value="0"/>
    </style:style>
    <style:style style:name="T216" style:family="text">
      <style:text-properties fo:font-variant="normal" fo:text-transform="none" fo:color="#c5000b" fo:letter-spacing="normal" officeooo:rsid="0027fa22" fo:background-color="transparent" loext:char-shading-value="0"/>
    </style:style>
    <style:style style:name="T217" style:family="text">
      <style:text-properties fo:font-variant="normal" fo:text-transform="none" fo:color="#c5000b" fo:letter-spacing="normal" officeooo:rsid="014c0bf5" fo:background-color="transparent" loext:char-shading-value="0"/>
    </style:style>
    <style:style style:name="T218" style:family="text">
      <style:text-properties fo:font-variant="normal" fo:text-transform="none" style:font-name="Arial" fo:letter-spacing="normal" officeooo:rsid="01510d40" fo:background-color="transparent" loext:char-shading-value="0"/>
    </style:style>
    <style:style style:name="T219" style:family="text">
      <style:text-properties fo:font-variant="normal" fo:text-transform="none" style:font-name="Arial" fo:letter-spacing="normal" officeooo:rsid="01517229" fo:background-color="transparent" loext:char-shading-value="0"/>
    </style:style>
    <style:style style:name="T220" style:family="text">
      <style:text-properties fo:font-variant="normal" fo:text-transform="none" style:font-name="Arial" fo:letter-spacing="normal" officeooo:rsid="01528421" fo:background-color="transparent" loext:char-shading-value="0"/>
    </style:style>
    <style:style style:name="T221" style:family="text">
      <style:text-properties fo:font-variant="normal" fo:text-transform="none" style:font-name="Arial" fo:letter-spacing="normal" officeooo:rsid="01532efc" fo:background-color="transparent" loext:char-shading-value="0"/>
    </style:style>
    <style:style style:name="T222" style:family="text">
      <style:text-properties fo:font-variant="normal" fo:text-transform="none" style:font-name="Arial" fo:letter-spacing="normal" officeooo:rsid="0155bb48" fo:background-color="transparent" loext:char-shading-value="0"/>
    </style:style>
    <style:style style:name="T223" style:family="text">
      <style:text-properties fo:font-variant="normal" fo:text-transform="none" style:font-name="Arial" fo:letter-spacing="normal" officeooo:rsid="01563bad" fo:background-color="transparent" loext:char-shading-value="0"/>
    </style:style>
    <style:style style:name="T224" style:family="text">
      <style:text-properties fo:font-variant="normal" fo:text-transform="none" style:font-name="Arial" fo:letter-spacing="normal" officeooo:rsid="01572fda" fo:background-color="transparent" loext:char-shading-value="0"/>
    </style:style>
    <style:style style:name="T225" style:family="text">
      <style:text-properties fo:font-variant="normal" fo:text-transform="none" style:font-name="Arial" fo:letter-spacing="normal" officeooo:rsid="0157adeb" fo:background-color="transparent" loext:char-shading-value="0"/>
    </style:style>
    <style:style style:name="T226" style:family="text">
      <style:text-properties fo:font-variant="normal" fo:text-transform="none" style:font-name="Arial" fo:letter-spacing="normal" officeooo:rsid="0159417e" fo:background-color="transparent" loext:char-shading-value="0"/>
    </style:style>
    <style:style style:name="T227" style:family="text">
      <style:text-properties fo:font-variant="normal" fo:text-transform="none" style:font-name="Arial" fo:letter-spacing="normal" officeooo:rsid="015aec21" fo:background-color="transparent" loext:char-shading-value="0"/>
    </style:style>
    <style:style style:name="T228" style:family="text">
      <style:text-properties fo:font-variant="normal" fo:text-transform="none" style:font-name="Arial" fo:letter-spacing="normal" officeooo:rsid="015b6f54" fo:background-color="transparent" loext:char-shading-value="0"/>
    </style:style>
    <style:style style:name="T229" style:family="text">
      <style:text-properties fo:font-variant="normal" fo:text-transform="none" style:font-name="Arial" fo:letter-spacing="normal" officeooo:rsid="015c1412" fo:background-color="transparent" loext:char-shading-value="0"/>
    </style:style>
    <style:style style:name="T230" style:family="text">
      <style:text-properties fo:font-variant="normal" fo:text-transform="none" style:font-name="Arial" fo:letter-spacing="normal" officeooo:rsid="015ccaf1" fo:background-color="transparent" loext:char-shading-value="0"/>
    </style:style>
    <style:style style:name="T231" style:family="text">
      <style:text-properties fo:font-variant="normal" fo:text-transform="none" style:font-name="Arial" fo:letter-spacing="normal" officeooo:rsid="015ea581" fo:background-color="transparent" loext:char-shading-value="0"/>
    </style:style>
    <style:style style:name="T232" style:family="text">
      <style:text-properties fo:font-variant="normal" fo:text-transform="none" style:font-name="Arial" fo:letter-spacing="normal" officeooo:rsid="015fd15f" fo:background-color="transparent" loext:char-shading-value="0"/>
    </style:style>
    <style:style style:name="T233" style:family="text">
      <style:text-properties fo:font-variant="normal" fo:text-transform="none" style:font-name="Arial" fo:letter-spacing="normal" officeooo:rsid="015ff134" fo:background-color="transparent" loext:char-shading-value="0"/>
    </style:style>
    <style:style style:name="T234" style:family="text">
      <style:text-properties fo:font-variant="normal" fo:text-transform="none" style:font-name="Arial" fo:letter-spacing="normal" officeooo:rsid="0161ae6a" fo:background-color="transparent" loext:char-shading-value="0"/>
    </style:style>
    <style:style style:name="T235" style:family="text">
      <style:text-properties fo:font-variant="normal" fo:text-transform="none" style:font-name="Arial" fo:letter-spacing="normal" officeooo:rsid="0161e558" fo:background-color="transparent" loext:char-shading-value="0"/>
    </style:style>
    <style:style style:name="T236" style:family="text">
      <style:text-properties fo:font-variant="normal" fo:text-transform="none" style:font-name="Arial" fo:letter-spacing="normal" officeooo:rsid="01719741" fo:background-color="transparent" loext:char-shading-value="0"/>
    </style:style>
    <style:style style:name="T237" style:family="text">
      <style:text-properties fo:font-variant="normal" fo:text-transform="none" style:font-name="Arial" fo:letter-spacing="normal" officeooo:rsid="0164b14a" fo:background-color="transparent" loext:char-shading-value="0"/>
    </style:style>
    <style:style style:name="T238" style:family="text">
      <style:text-properties fo:font-variant="normal" fo:text-transform="none" style:font-name="Arial" fo:letter-spacing="normal" officeooo:rsid="0165aba9" fo:background-color="transparent" loext:char-shading-value="0"/>
    </style:style>
    <style:style style:name="T239" style:family="text">
      <style:text-properties fo:font-variant="normal" fo:text-transform="none" style:font-name="Arial" fo:letter-spacing="normal" officeooo:rsid="0166ffb2" fo:background-color="transparent" loext:char-shading-value="0"/>
    </style:style>
    <style:style style:name="T240" style:family="text">
      <style:text-properties fo:font-variant="normal" fo:text-transform="none" style:font-name="Arial" fo:letter-spacing="normal" officeooo:rsid="017203ad" fo:background-color="transparent" loext:char-shading-value="0"/>
    </style:style>
    <style:style style:name="T241" style:family="text">
      <style:text-properties fo:font-variant="normal" fo:text-transform="none" style:font-name="Arial" fo:letter-spacing="normal" officeooo:rsid="016de45c" fo:background-color="transparent" loext:char-shading-value="0"/>
    </style:style>
    <style:style style:name="T242" style:family="text">
      <style:text-properties fo:font-variant="normal" fo:text-transform="none" style:font-name="Arial" fo:letter-spacing="normal" officeooo:rsid="01733be7" fo:background-color="transparent" loext:char-shading-value="0"/>
    </style:style>
    <style:style style:name="T243" style:family="text">
      <style:text-properties fo:font-variant="normal" fo:text-transform="none" style:font-name="Arial" fo:letter-spacing="normal" officeooo:rsid="0173ee42" fo:background-color="transparent" loext:char-shading-value="0"/>
    </style:style>
    <style:style style:name="T244" style:family="text">
      <style:text-properties fo:font-variant="normal" fo:text-transform="none" style:font-name="Arial" fo:letter-spacing="normal" officeooo:rsid="01749477" fo:background-color="transparent" loext:char-shading-value="0"/>
    </style:style>
    <style:style style:name="T245" style:family="text">
      <style:text-properties fo:font-variant="normal" fo:text-transform="none" style:font-name="Arial" fo:letter-spacing="normal" officeooo:rsid="01749e96" fo:background-color="transparent" loext:char-shading-value="0"/>
    </style:style>
    <style:style style:name="T246" style:family="text">
      <style:text-properties fo:font-variant="normal" fo:text-transform="none" style:font-name="Arial" fo:letter-spacing="normal" officeooo:rsid="0175e96d" fo:background-color="transparent" loext:char-shading-value="0"/>
    </style:style>
    <style:style style:name="T247" style:family="text">
      <style:text-properties fo:font-variant="normal" fo:text-transform="none" style:font-name="Arial" fo:letter-spacing="normal" officeooo:rsid="017b123f" fo:background-color="transparent" loext:char-shading-value="0"/>
    </style:style>
    <style:style style:name="T248" style:family="text">
      <style:text-properties fo:font-variant="normal" fo:text-transform="none" style:font-name="Arial" fo:letter-spacing="normal" officeooo:rsid="0028c0f7" fo:background-color="transparent" loext:char-shading-value="0"/>
    </style:style>
    <style:style style:name="T249" style:family="text">
      <style:text-properties fo:font-variant="normal" fo:text-transform="none" style:font-name="Arial" fo:letter-spacing="normal" officeooo:rsid="002a6d67" fo:background-color="transparent" loext:char-shading-value="0"/>
    </style:style>
    <style:style style:name="T250" style:family="text">
      <style:text-properties fo:font-variant="normal" fo:text-transform="none" style:font-name="Arial" fo:letter-spacing="normal" officeooo:rsid="002c3633" fo:background-color="transparent" loext:char-shading-value="0"/>
    </style:style>
    <style:style style:name="T251" style:family="text">
      <style:text-properties fo:font-variant="normal" fo:text-transform="none" style:font-name="Arial" fo:letter-spacing="normal" officeooo:rsid="014c0bf5" fo:background-color="transparent" loext:char-shading-value="0"/>
    </style:style>
    <style:style style:name="T252" style:family="text">
      <style:text-properties fo:font-variant="normal" fo:text-transform="none" style:font-name="Arial" fo:letter-spacing="normal" officeooo:rsid="00deaf70" fo:background-color="transparent" loext:char-shading-value="0"/>
    </style:style>
    <style:style style:name="T253" style:family="text">
      <style:text-properties fo:font-variant="normal" fo:text-transform="none" style:font-name="Arial" fo:letter-spacing="normal" officeooo:rsid="00df62ce" fo:background-color="transparent" loext:char-shading-value="0"/>
    </style:style>
    <style:style style:name="T254" style:family="text">
      <style:text-properties fo:font-variant="normal" fo:text-transform="none" style:font-name="Arial" fo:letter-spacing="normal" officeooo:rsid="00e13b88" fo:background-color="transparent" loext:char-shading-value="0"/>
    </style:style>
    <style:style style:name="T255" style:family="text">
      <style:text-properties fo:font-variant="normal" fo:text-transform="none" style:font-name="Arial" fo:letter-spacing="normal" officeooo:rsid="00e4b874" fo:background-color="transparent" loext:char-shading-value="0"/>
    </style:style>
    <style:style style:name="T256" style:family="text">
      <style:text-properties fo:font-variant="normal" fo:text-transform="none" style:font-name="Arial" fo:letter-spacing="normal" officeooo:rsid="00e6b267" fo:background-color="transparent" loext:char-shading-value="0"/>
    </style:style>
    <style:style style:name="T257" style:family="text">
      <style:text-properties fo:font-variant="normal" fo:text-transform="none" style:font-name="Arial" fo:letter-spacing="normal" officeooo:rsid="00e86ea2" fo:background-color="transparent" loext:char-shading-value="0"/>
    </style:style>
    <style:style style:name="T258" style:family="text">
      <style:text-properties fo:font-variant="normal" fo:text-transform="none" style:font-name="Arial" fo:letter-spacing="normal" officeooo:rsid="00ea87dc" fo:background-color="transparent" loext:char-shading-value="0"/>
    </style:style>
    <style:style style:name="T259" style:family="text">
      <style:text-properties fo:font-variant="normal" fo:text-transform="none" style:font-name="Arial" fo:letter-spacing="normal" officeooo:rsid="00ec8255" fo:background-color="transparent" loext:char-shading-value="0"/>
    </style:style>
    <style:style style:name="T260" style:family="text">
      <style:text-properties fo:font-variant="normal" fo:text-transform="none" style:font-name="Arial" fo:letter-spacing="normal" officeooo:rsid="00ed4159" fo:background-color="transparent" loext:char-shading-value="0"/>
    </style:style>
    <style:style style:name="T261" style:family="text">
      <style:text-properties fo:font-variant="normal" fo:text-transform="none" fo:color="#a80000" fo:letter-spacing="normal" officeooo:rsid="00e13b88" fo:background-color="transparent" loext:char-shading-value="0"/>
    </style:style>
    <style:style style:name="T262" style:family="text">
      <style:text-properties style:use-window-font-color="true" fo:background-color="#ff66cc" loext:char-shading-value="0"/>
    </style:style>
    <style:style style:name="T263" style:family="text">
      <style:text-properties style:use-window-font-color="true" style:text-underline-style="none" fo:background-color="#ff66cc" loext:char-shading-value="0"/>
    </style:style>
    <style:style style:name="T264" style:family="text">
      <style:text-properties officeooo:rsid="003e0852"/>
    </style:style>
    <style:style style:name="T265" style:family="text">
      <style:text-properties fo:font-style="italic" style:text-underline-style="solid" style:text-underline-width="auto" style:text-underline-color="font-color" officeooo:rsid="00539105" style:font-style-asian="italic" style:font-style-complex="italic"/>
    </style:style>
    <style:style style:name="T266" style:family="text">
      <style:text-properties officeooo:rsid="0053e939"/>
    </style:style>
    <style:style style:name="T267" style:family="text">
      <style:text-properties style:text-underline-style="none"/>
    </style:style>
    <style:style style:name="T268" style:family="text">
      <style:text-properties style:text-underline-style="none" officeooo:rsid="0093cc21"/>
    </style:style>
    <style:style style:name="T269" style:family="text">
      <style:text-properties fo:color="#cc0000" fo:background-color="transparent" loext:char-shading-value="0"/>
    </style:style>
    <style:style style:name="T270" style:family="text">
      <style:text-properties fo:color="#cc0000" officeooo:rsid="0071b370" fo:background-color="transparent" loext:char-shading-value="0"/>
    </style:style>
    <style:style style:name="T271" style:family="text">
      <style:text-properties fo:color="#cc0000" officeooo:rsid="0072ce0a" fo:background-color="transparent" loext:char-shading-value="0"/>
    </style:style>
    <style:style style:name="T272" style:family="text">
      <style:text-properties fo:color="#cc0000" officeooo:rsid="0053e939" fo:background-color="transparent" loext:char-shading-value="0"/>
    </style:style>
    <style:style style:name="T273" style:family="text">
      <style:text-properties fo:color="#cc0000" officeooo:rsid="00b3cda1" fo:background-color="transparent" loext:char-shading-value="0"/>
    </style:style>
    <style:style style:name="T274" style:family="text">
      <style:text-properties fo:color="#cc0000" officeooo:rsid="00ba40a8" fo:background-color="transparent" loext:char-shading-value="0"/>
    </style:style>
    <style:style style:name="T275" style:family="text">
      <style:text-properties fo:color="#cc0000" officeooo:rsid="00bbc00d" fo:background-color="transparent" loext:char-shading-value="0"/>
    </style:style>
    <style:style style:name="T276" style:family="text">
      <style:text-properties fo:color="#cc0000" officeooo:rsid="00bef756" fo:background-color="transparent" loext:char-shading-value="0"/>
    </style:style>
    <style:style style:name="T277" style:family="text">
      <style:text-properties fo:color="#cc0000" officeooo:rsid="00c04f77" fo:background-color="transparent" loext:char-shading-value="0"/>
    </style:style>
    <style:style style:name="T278" style:family="text">
      <style:text-properties fo:color="#cc0000" officeooo:rsid="00bd47ff"/>
    </style:style>
    <style:style style:name="T279" style:family="text">
      <style:text-properties fo:color="#cc0000" officeooo:rsid="00c8e923"/>
    </style:style>
    <style:style style:name="T280" style:family="text">
      <style:text-properties fo:color="#cc0000" officeooo:rsid="00c9625c"/>
    </style:style>
    <style:style style:name="T281" style:family="text">
      <style:text-properties officeooo:rsid="00b0cd23"/>
    </style:style>
    <style:style style:name="T282" style:family="text">
      <style:text-properties fo:font-style="normal" fo:font-weight="normal" style:font-style-asian="normal" style:font-weight-asian="normal" style:font-style-complex="normal" style:font-weight-complex="normal"/>
    </style:style>
    <style:style style:name="T283" style:family="text">
      <style:text-properties fo:font-style="normal" fo:font-weight="normal" officeooo:rsid="00599c86" style:font-style-asian="normal" style:font-weight-asian="normal" style:font-style-complex="normal" style:font-weight-complex="normal"/>
    </style:style>
    <style:style style:name="T284" style:family="text">
      <style:text-properties fo:font-style="normal" fo:font-weight="normal" officeooo:rsid="00580050" style:font-style-asian="normal" style:font-weight-asian="normal" style:font-style-complex="normal" style:font-weight-complex="normal"/>
    </style:style>
    <style:style style:name="T285" style:family="text">
      <style:text-properties fo:background-color="transparent" loext:char-shading-value="0"/>
    </style:style>
    <style:style style:name="T286" style:family="text">
      <style:text-properties officeooo:rsid="0053e939" fo:background-color="transparent" loext:char-shading-value="0"/>
    </style:style>
    <style:style style:name="T287" style:family="text">
      <style:text-properties officeooo:rsid="00c04f77" fo:background-color="transparent" loext:char-shading-value="0"/>
    </style:style>
    <style:style style:name="T288" style:family="text">
      <style:text-properties fo:font-size="15pt" fo:font-style="italic" style:text-underline-style="solid" style:text-underline-width="auto" style:text-underline-color="font-color" fo:font-weight="normal" officeooo:rsid="00b2d0ac" fo:background-color="transparent" loext:char-shading-value="0" style:font-size-asian="15pt" style:font-style-asian="italic" style:font-weight-asian="normal" style:font-size-complex="15pt" style:font-style-complex="italic" style:font-weight-complex="normal"/>
    </style:style>
    <style:style style:name="T289" style:family="text">
      <style:text-properties fo:font-size="15pt" fo:font-style="italic" fo:font-weight="normal" officeooo:rsid="00599c86" fo:background-color="transparent" loext:char-shading-value="0" style:font-size-asian="15pt" style:font-style-asian="italic" style:font-weight-asian="normal" style:font-size-complex="15pt" style:font-style-complex="italic" style:font-weight-complex="normal"/>
    </style:style>
    <style:style style:name="T290" style:family="text">
      <style:text-properties fo:font-size="15pt" fo:font-style="italic" fo:font-weight="normal" officeooo:rsid="00a38fb9" fo:background-color="transparent" loext:char-shading-value="0" style:font-size-asian="15pt" style:font-style-asian="italic" style:font-weight-asian="normal" style:font-size-complex="15pt" style:font-style-complex="italic" style:font-weight-complex="normal"/>
    </style:style>
    <style:style style:name="T291" style:family="text">
      <style:text-properties fo:font-size="15pt" fo:font-style="italic" fo:font-weight="normal" officeooo:rsid="0001d220" fo:background-color="transparent" loext:char-shading-value="0" style:font-size-asian="15pt" style:font-style-asian="italic" style:font-weight-asian="normal" style:font-size-complex="15pt" style:font-style-complex="italic" style:font-weight-complex="normal"/>
    </style:style>
    <style:style style:name="T292" style:family="text">
      <style:text-properties fo:font-size="15pt" fo:font-style="italic" fo:font-weight="normal" officeooo:rsid="00b2d0ac" fo:background-color="transparent" loext:char-shading-value="0" style:font-size-asian="15pt" style:font-style-asian="italic" style:font-weight-asian="normal" style:font-size-complex="15pt" style:font-style-complex="italic" style:font-weight-complex="normal"/>
    </style:style>
    <style:style style:name="T293" style:family="text">
      <style:text-properties officeooo:rsid="00b47372"/>
    </style:style>
    <style:style style:name="T294" style:family="text">
      <style:text-properties officeooo:rsid="00bd47ff"/>
    </style:style>
    <style:style style:name="T295" style:family="text">
      <style:text-properties officeooo:rsid="00c8e92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e scénario est précis, il explique et précise certain<text:span text:style-name="T293">s</text:span> passage<text:span text:style-name="T293">s</text:span> et peut servir de solution. /!\</text:p>
      <text:p text:style-name="P2"/>
      <text:p text:style-name="P3">noir<text:span text:style-name="T267"> = histoire principale vu par le joueur.</text:span></text:p>
      <text:p text:style-name="P4"><text:span text:style-name="T262">surligner</text:span><text:span text:style-name="T263"> = quêtes annexes.</text:span></text:p>
      <text:p text:style-name="P5"><text:span text:style-name="T281">r</text:span>ouge<text:span text:style-name="T267"> = cinématiques </text:span><text:span text:style-name="T268">ou dialogues</text:span><text:span text:style-name="T267">.</text:span></text:p>
      <text:p text:style-name="P7"><text:span text:style-name="T288">vert</text:span><text:span text:style-name="T289"> = information</text:span><text:span text:style-name="T290">s</text:span><text:span text:style-name="T289"> </text:span><text:span text:style-name="T292">sur le </text:span><text:span text:style-name="T291">temp</text:span><text:span text:style-name="T292">s</text:span><text:span text:style-name="T291">.</text:span></text:p>
      <text:p text:style-name="P11"/>
      <text:p text:style-name="P11"/>
      <text:p text:style-name="P11"/>
      <text:p text:style-name="P6"><text:span text:style-name="T283">Tout commença</text:span><text:span text:style-name="T282"> sur la planète Wôzorfôz, un lieu qui est resté sans vie pendant près de 10 milliards d'années. C'est un </text:span><text:span text:style-name="T284">lieu</text:span><text:span text:style-name="T282"> </text:span><text:span text:style-name="T284">d</text:span><text:span text:style-name="T80">ans </text:span><text:span text:style-name="T81">lequel </text:span><text:span text:style-name="T84">s</text:span><text:span text:style-name="T81">e trouve </text:span><text:span text:style-name="T80">une tour en cuivre, </text:span><text:span text:style-name="T82">dans laquel</text:span><text:span text:style-name="T83">le</text:span><text:span text:style-name="T81"> </text:span><text:span text:style-name="T80">une foule de robots enclenche un mécanisme, puis</text:span><text:span text:style-name="T79"> </text:span><text:span text:style-name="T81">on entend</text:span><text:span text:style-name="T85">it</text:span><text:span text:style-name="T79"> une explosion...</text:span></text:p>
      <text:p text:style-name="P12"/>
      <text:p text:style-name="P8"><text:span text:style-name="T264">65 millions</text:span> d'années plus tard...</text:p>
      <text:p text:style-name="P12"/>
      <text:p text:style-name="P13"><text:span text:style-name="T87">D</text:span><text:span text:style-name="T88">es soldats </text:span><text:span text:style-name="T87">moluskanciens </text:span><text:span text:style-name="T88">vont prévenir</text:span><text:span text:style-name="T86"> le Roi Nekarr-Kkaby (chef de Moluskanc</text:span><text:span text:style-name="T89">y</text:span><text:span text:style-name="T86">), </text:span><text:span text:style-name="T88">qu</text:span><text:span text:style-name="T87">e des navires </text:span><text:span text:style-name="T88">i</text:span><text:span text:style-name="T87">nconnu</text:span><text:span text:style-name="T90">s</text:span><text:span text:style-name="T87"> approche</text:span><text:span text:style-name="T90">nt</text:span><text:span text:style-name="T87">.</text:span><text:span text:style-name="T86"> </text:span><text:span text:style-name="T87">Pris de panique, le roi </text:span><text:span text:style-name="T86">sonne une </text:span><text:span text:style-name="T91">cloche pour </text:span><text:span text:style-name="T86">alert</text:span><text:span text:style-name="T129">er</text:span><text:span text:style-name="T86"> </text:span><text:span text:style-name="T91">les</text:span><text:span text:style-name="T86"> autre</text:span><text:span text:style-name="T92">s</text:span><text:span text:style-name="T86"> pays. </text:span><text:span text:style-name="T93">L'armée aquatique </text:span><text:span text:style-name="T87">lan</text:span><text:span text:style-name="T129">ce</text:span><text:span text:style-name="T87"> </text:span><text:span text:style-name="T94">l’offensive contre c</text:span><text:span text:style-name="T95">es</text:span><text:span text:style-name="T94"> grands navires d</text:span><text:span text:style-name="T95">è</text:span><text:span text:style-name="T94">s qu'i</text:span><text:span text:style-name="T130">ls cassent</text:span><text:span text:style-name="T94"> les barrières de cristaux qui protégeai</text:span><text:span text:style-name="T95">ent</text:span><text:span text:style-name="T94"> </text:span><text:span text:style-name="T142">Moluskancy.</text:span><text:span text:style-name="T19"> Nekarr-Kkaby</text:span><text:span text:style-name="T20"> se dirige </text:span><text:span text:style-name="T21">vers</text:span><text:span text:style-name="T20"> les premier</text:span><text:span text:style-name="T35">s</text:span><text:span text:style-name="T20"> navire</text:span><text:span text:style-name="T21">s</text:span><text:span text:style-name="T20">, </text:span><text:span text:style-name="T21">et bris</text:span><text:span text:style-name="T38">e</text:span><text:span text:style-name="T21"> les coques en fonçant dedans,</text:span><text:span text:style-name="T20"> </text:span><text:span text:style-name="T96">mais certain</text:span><text:span text:style-name="T130">s</text:span><text:span text:style-name="T96"> accostent. Soudain, des aéronefs stimissiens </text:span><text:span text:style-name="T97">dirigés par Sraëlblétih</text:span><text:span text:style-name="T96"> appar</text:span><text:span text:style-name="T131">aiss</text:span><text:span text:style-name="T96">ent</text:span><text:span text:style-name="T24">. </text:span><text:span text:style-name="T22">Sraëlblétih </text:span><text:span text:style-name="T23">et son armée volante tirent sur</text:span><text:span text:style-name="T24"> les derniers bateaux </text:span><text:span text:style-name="T23">d</text:span><text:span text:style-name="T24">ans l'eau, </text:span><text:span text:style-name="T23">en esquivant les boulets tirés par </text:span><text:span text:style-name="T36">une</text:span><text:span text:style-name="T23"> tour </text:span><text:span text:style-name="T36">géante qui sortait de l'eau</text:span><text:span text:style-name="T23">.</text:span><text:span text:style-name="T24"> </text:span><text:span text:style-name="T36">P</text:span><text:span text:style-name="T24">endant </text:span><text:span text:style-name="T36">ce temps, </text:span><text:span text:style-name="T24">les onb-kanès commencent à attaquer les murs métalliques de Stimissy.</text:span><text:span text:style-name="T96"> </text:span><text:span text:style-name="T98">Devant la résistance, ils décident de faire le tour, et arrivent devant </text:span><text:span text:style-name="T141">la ville de</text:span><text:span text:style-name="T98"> Volkobil. À peine arriv</text:span><text:span text:style-name="T131">és</text:span><text:span text:style-name="T98">, ils </text:span><text:span text:style-name="T131">sont</text:span><text:span text:style-name="T98"> confrontés à une armée de soldat</text:span><text:span text:style-name="T99">s</text:span><text:span text:style-name="T98"> dans des </text:span><text:span text:style-name="T100">armures</text:span><text:span text:style-name="T98"> la</text:span><text:span text:style-name="T100">n</text:span><text:span text:style-name="T98">ce-flamme</text:span><text:span text:style-name="T101">s</text:span><text:span text:style-name="T98"> </text:span><text:span text:style-name="T97">dirigés par Eknuiplaste</text:span><text:span text:style-name="T25">. </text:span><text:span text:style-name="T22">Eknuiplaste </text:span><text:span text:style-name="T26">et ses troupes activent leur</text:span><text:span text:style-name="T39">s</text:span><text:span text:style-name="T26"> lance-flammes, et chargent les soldats</text:span><text:span text:style-name="T25"> onb-kanès, </text:span><text:span text:style-name="T26">jusqu'à se qu'il</text:span><text:span text:style-name="T37">s</text:span><text:span text:style-name="T26"> meurent tous. </text:span><text:span text:style-name="T102">P</text:span><text:span text:style-name="T98">endant </text:span><text:span text:style-name="T132">c</text:span><text:span text:style-name="T98">e temps, des mages onb-kanès </text:span><text:span text:style-name="T103">s'envolent à bord d'avion</text:span><text:span text:style-name="T104">s</text:span><text:span text:style-name="T103">, et se dirigent vers le mont Gollémantery. </text:span><text:span text:style-name="T105">Cependant, le gollémanterien </text:span><text:span text:style-name="T97">Goléhère</text:span><text:span text:style-name="T105">, </text:span><text:span text:style-name="T97">suivi par ses troupes</text:span><text:span text:style-name="T106"> </text:span><text:span text:style-name="T107">insensibles</text:span><text:span text:style-name="T106"> à la magie, utilisent le</text:span><text:span text:style-name="T132">urs</text:span><text:span text:style-name="T106"> pieds jet-pack</text:span><text:span text:style-name="T27"> pour foncer dedans et </text:span><text:span text:style-name="T28">s’accrocher aux ailes, pour</text:span><text:span text:style-name="T27"> les </text:span><text:span text:style-name="T28">détruire. Ils</text:span><text:span text:style-name="T27"> </text:span><text:span text:style-name="T28">les </text:span><text:span text:style-name="T27">f</text:span><text:span text:style-name="T40">ont</text:span><text:span text:style-name="T27"> </text:span><text:span text:style-name="T28">tous </text:span><text:span text:style-name="T27">explos</text:span><text:span text:style-name="T40">er</text:span><text:span text:style-name="T27">. </text:span><text:span text:style-name="T106">Alors qu'ils pensaient avoir repouss</text:span><text:span text:style-name="T133">é</text:span><text:span text:style-name="T106"> l'invasion, une tour géante sur 6 pieds, sort de l'eau. </text:span><text:span text:style-name="T108">Des mages yamazuppetiens sortent alors de la forêt, et créent des portails de téléportation sous les jambes métalliques de la tour, </text:span><text:span text:style-name="T133">c</text:span><text:span text:style-name="T108">e qui la déstabilis</text:span><text:span text:style-name="T134">e</text:span><text:span text:style-name="T108">, et elle s'écra</text:span><text:span text:style-name="T134">se</text:span><text:span text:style-name="T108"> dans l'eau, devant la plage stimissienne</text:span><text:span text:style-name="T29">. </text:span><text:span text:style-name="T19">Dyk-Luzk s'infiltr</text:span><text:span text:style-name="T41">e</text:span><text:span text:style-name="T19"> dans la tour (dans la parti</text:span><text:span text:style-name="T41">e</text:span><text:span text:style-name="T19"> hors de l'eau)</text:span><text:span text:style-name="T31"> par un trou dans le mur</text:span><text:span text:style-name="T19">, </text:span><text:span text:style-name="T30">et cherch</text:span><text:span text:style-name="T41">e</text:span><text:span text:style-name="T30"> la salle de contrôle. À l'intérieur, il </text:span><text:span text:style-name="T31">gravit un escalier en colimaçon, en esquivant </text:span><text:span text:style-name="T32">les engrenages, ou autres débris qui tomb</text:span><text:span text:style-name="T41">en</text:span><text:span text:style-name="T32">t. Il cass</text:span><text:span text:style-name="T42">e</text:span><text:span text:style-name="T32"> les murs </text:span><text:span text:style-name="T42">grâce </text:span><text:span text:style-name="T33">aux laser</text:span><text:span text:style-name="T42">s</text:span><text:span text:style-name="T33"> tir</text:span><text:span text:style-name="T42">és</text:span><text:span text:style-name="T33"> par ses gants magiques, pour se frayer un passage </text:span><text:span text:style-name="T34">dans la tour en destruction. Arriv</text:span><text:span text:style-name="T42">é</text:span><text:span text:style-name="T34"> au sommet, </text:span><text:span text:style-name="T109">il</text:span><text:span text:style-name="T110"> </text:span><text:span text:style-name="T111">trouv</text:span><text:span text:style-name="T135">e</text:span><text:span text:style-name="T111"> un panneau de contrôle</text:span><text:span text:style-name="T109"> qui clignote</text:span><text:span text:style-name="T111">, et </text:span><text:span text:style-name="T109">soudain,</text:span><text:span text:style-name="T111"> Zerlok </text:span><text:span text:style-name="T109">appar</text:span><text:span text:style-name="T135">aît</text:span><text:span text:style-name="T109"> derrière</text:span><text:span text:style-name="T111"> lui</text:span><text:span text:style-name="T112">. Dyk-Luzk </text:span><text:span text:style-name="T109">se retourn</text:span><text:span text:style-name="T136">e</text:span><text:span text:style-name="T109">, et</text:span><text:span text:style-name="T112"> tir</text:span><text:span text:style-name="T136">e</text:span><text:span text:style-name="T112"> une boule d'énergie grâce à ses gants magiques, m</text:span><text:span text:style-name="T113">ai</text:span><text:span text:style-name="T112">s Zerlok dispar</text:span><text:span text:style-name="T136">aît</text:span><text:span text:style-name="T112">. </text:span><text:span text:style-name="T136">P</text:span><text:span text:style-name="T114">erplexe, i</text:span><text:span text:style-name="T112">l sort du vaisseau </text:span><text:span text:style-name="T114">en explosant le toit</text:span><text:span text:style-name="T112"> et </text:span><text:span text:style-name="T136">est</text:span><text:span text:style-name="T112"> accueilli </text:span><text:span text:style-name="T136">en</text:span><text:span text:style-name="T112"> héro</text:span><text:span text:style-name="T136">s</text:span><text:span text:style-name="T269">. </text:span><text:span text:style-name="T273">L'attaque fut repouss</text:span><text:span text:style-name="T274">ée</text:span><text:span text:style-name="T273"> en une journée, et les jours d'après, servirent aux</text:span><text:span text:style-name="T269"> </text:span><text:span text:style-name="T274">P</text:span><text:span text:style-name="T269">eukfois </text:span><text:span text:style-name="T273">à construi</text:span><text:span text:style-name="T274">re</text:span><text:span text:style-name="T273"> une immense usine à Stimissy </text:span><text:span text:style-name="T270">grâce au reste de la tour</text:span><text:span text:style-name="T269">, en souvenir de cette date historique</text:span><text:span text:style-name="T270">. Son</text:span><text:span text:style-name="T269"> but est de fabriquer de la magie protectrice utilis</text:span><text:span text:style-name="T274">ée</text:span><text:span text:style-name="T269"> pour diffuser un </text:span><text:span text:style-name="T274">dôme protecteur tout autour de l'île</text:span><text:span text:style-name="T269">. </text:span><text:span text:style-name="T270">C'est</text:span><text:span text:style-name="T269"> </text:span><text:span text:style-name="T271">Eknuiplaste</text:span><text:span text:style-name="T269">, </text:span><text:span text:style-name="T270">qui</text:span><text:span text:style-name="T269"> leur permit de se brancher directement à la centrale de Volkobil</text:span><text:span text:style-name="T285">.</text:span></text:p>
      <text:p text:style-name="P12"/>
      <text:p text:style-name="P9"><text:span text:style-name="T265">87</text:span><text:span text:style-name="T16"> ans plus tard....</text:span></text:p>
      <text:p text:style-name="P12"/>
      <text:p text:style-name="P14"><text:soft-page-break/><text:span text:style-name="T115">Katelo, </text:span><text:span text:style-name="T118">un enfant de 13 ans,</text:span><text:span text:style-name="T115"> </text:span><text:span text:style-name="T116">entre dans l'atelier de Qnyl, son grand-père, </text:span><text:span text:style-name="T117">car il l'a appel</text:span><text:span text:style-name="T126">é</text:span><text:span text:style-name="T117">. C</text:span><text:span text:style-name="T116">e</text:span><text:span text:style-name="T115">lui-</text:span><text:span text:style-name="T116">ci lui</text:span><text:span text:style-name="T115"> dit qu'une catastrophe se prépare et qu'il faut surveill</text:span><text:span text:style-name="T126">er</text:span><text:span text:style-name="T115"> </text:span><text:span text:style-name="T126">l'</text:span><text:span text:style-name="T115">usine à magie</text:span><text:span text:style-name="T1">.</text:span><text:span text:style-name="T2"> Katelo </text:span><text:span text:style-name="T3">traverse </text:span><text:span text:style-name="T4">la ville, pour aller jusqu'à la porte sud, pour se rendre à la plage où a été construite </text:span><text:span text:style-name="T5">l'usine. S</text:span><text:span text:style-name="T2">ur place,</text:span><text:span text:style-name="T1"> </text:span><text:span text:style-name="T116">il</text:span><text:span text:style-name="T115"> remarque quel</text:span><text:span text:style-name="T116">le</text:span><text:span text:style-name="T115"> ne </text:span><text:span text:style-name="T116">fonctionne</text:span><text:span text:style-name="T115"> plus</text:span><text:span text:style-name="T1">. </text:span><text:span text:style-name="T5">Il rentre donc chez lui, pour tout raconter à </text:span><text:span text:style-name="T6">Qnyl.</text:span><text:span text:style-name="T266"> </text:span><text:span text:style-name="T272">Il demande donc à son petit fils de se rendre à Volkobil pour vérifi</text:span><text:span text:style-name="T275">er</text:span><text:span text:style-name="T272"> si la centrale envoie encore de l'énergie. Pour l'aider, il lui donne une arme qui appartenait à leurs ancêtres : le Grappy. Un mélange entre un grappin et un étrange pistolet</text:span><text:span text:style-name="T266">. Katelo sort, et se dirige vers la porte est. </text:span><text:span text:style-name="T7">Seulement,</text:span><text:span text:style-name="T1"> les</text:span><text:span text:style-name="T8"> robots </text:span><text:span text:style-name="T12">douaniers</text:span><text:span text:style-name="T1"> </text:span><text:span text:style-name="T115">interdisent </text:span><text:span text:style-name="T126">à </text:span><text:span text:style-name="T115">Katelo de passer </text:span><text:span text:style-name="T119">car</text:span><text:span text:style-name="T115"> le pays est mis en quarantaine </text:span><text:span text:style-name="T120">et ils refusent d'expliqu</text:span><text:span text:style-name="T126">er</text:span><text:span text:style-name="T120"> pourquoi</text:span><text:span text:style-name="T1">. Il </text:span><text:span text:style-name="T8">retourne</text:span><text:span text:style-name="T1"> donc </text:span><text:span text:style-name="T8">voir Qnyl, qui </text:span><text:span text:style-name="T119">lui </text:span><text:span text:style-name="T120">dit que ça ne présage rien de bon. Il va </text:span><text:span text:style-name="T119">indique</text:span><text:span text:style-name="T120">r à Katelo</text:span><text:span text:style-name="T119"> l'emplacement</text:span><text:span text:style-name="T115"> </text:span><text:span text:style-name="T119">d'</text:span><text:span text:style-name="T115">un vie</text:span><text:span text:style-name="T127">il</text:span><text:span text:style-name="T115"> aéronef qui appartenait </text:span><text:span text:style-name="T119">au père de Katelo</text:span><text:span text:style-name="T8">.</text:span><text:span text:style-name="T1"> </text:span><text:span text:style-name="T12">M</text:span><text:span text:style-name="T1">ais, </text:span><text:span text:style-name="T13">lorsqu’il</text:span><text:span text:style-name="T12"> arrive au garage, Katelo se rend compte qu'il n' a plus</text:span><text:span text:style-name="T1"> </text:span><text:span text:style-name="T13">d</text:span><text:span text:style-name="T14">e charbon pour faire fonctionner le moteur</text:span><text:span text:style-name="T1">. </text:span><text:span text:style-name="T8">Katelo va donc trouver</text:span><text:span text:style-name="T1"> Kebenyl, un </text:span><text:span text:style-name="T9">marchan</text:span><text:span text:style-name="T15">d</text:span><text:span text:style-name="T9"> </text:span><text:span text:style-name="T10">stimissien </text:span><text:span text:style-name="T14">pour lui acheter du charbon. Il se rend compte que c'est trop ch</text:span><text:span text:style-name="T15">er</text:span><text:span text:style-name="T14">, et il lui dit qu'il va demander à Qnyl. Soudain, </text:span><text:span text:style-name="T121">Kebenyl lui dit qu'il peut lui en donner gratuitement et même être le pilote, car il a une dette envers Qny</text:span><text:span text:style-name="T122">l</text:span><text:span text:style-name="T1">. </text:span><text:span text:style-name="T9">Katelo accepte, donc Kebenyl et lui vont dans le garage à l'arrière de l'atelier. </text:span><text:span text:style-name="T115">Kebenyl </text:span><text:span text:style-name="T121">pos</text:span><text:span text:style-name="T128">e</text:span><text:span text:style-name="T121"> le sac de charbon et dit </text:span><text:span text:style-name="T128">à</text:span><text:span text:style-name="T121"> Katelo de se charger de l'alimentation du feu </text:span><text:span text:style-name="T128">en</text:span><text:span text:style-name="T121"> lui expliquant qu'il a dit qu'il était pilote, et pas assistant.</text:span><text:span text:style-name="T123"> Ceci étant fait, </text:span><text:span text:style-name="T124">ils </text:span><text:span text:style-name="T122">ouvrent le toit, et </text:span><text:span text:style-name="T124">s'envolent </text:span><text:span text:style-name="T125">dans le ciel</text:span><text:span text:style-name="T11">.</text:span><text:span text:style-name="T266"> Ils montent ensuite jusqu'à l’intérieur de l'épais nuage. Dans cet amas de fumée radioactive, ils évitent les courants d'air forts et les oiseaux géants. Katelo trouve une sortie pour descendre et </text:span><text:span text:style-name="T272">arrive sur un toit d'un immeuble de Volkobil</text:span><text:span text:style-name="T266">. Kebenyl reste dans l'aéronef, mais Katelo sort et descend par les escaliers de secours. Il </text:span><text:span text:style-name="T272">remarque que beaucoup de rue</text:span><text:span text:style-name="T276">s</text:span><text:span text:style-name="T272">, et de ruine</text:span><text:span text:style-name="T276">s</text:span><text:span text:style-name="T272"> d'immeuble</text:span><text:span text:style-name="T276">s</text:span><text:span text:style-name="T272"> ou de maison</text:span><text:span text:style-name="T276">s</text:span><text:span text:style-name="T272"> ont été inond</text:span><text:span text:style-name="T276">ées</text:span><text:span text:style-name="T272"> par le magma radioactif</text:span><text:span text:style-name="T266">. Il remonte et retourne à Stimissy. Lui et Kebenyl vont vite à l'atelier, et </text:span><text:span text:style-name="T272">décrivent </text:span><text:span text:style-name="T276">c</text:span><text:span text:style-name="T272">e qu'il</text:span><text:span text:style-name="T276">s</text:span><text:span text:style-name="T272"> ont vu à Qnyl. Qnyl réfléchit, et leur dit qu'il trouveron</text:span><text:span text:style-name="T276">t</text:span><text:span text:style-name="T272"> de l'aide sous la banquise de Moluskancy, grâce à la capacité des moluskanciens à manier l'eau sous toutes ses formes. Katelo est étonn</text:span><text:span text:style-name="T276">é</text:span><text:span text:style-name="T272"> car il n'en a jamais entendu parler, mais Qnyl lui explique qu'il n'ont pas été aperçu</text:span><text:span text:style-name="T276">s</text:span><text:span text:style-name="T272"> depuis 77 ans. Ils ne savent pas s</text:span><text:span text:style-name="T277">'i</text:span><text:span text:style-name="T272">l en reste encore, mais Katelo accepte. Qnyl ouvre une trappe pour accéder à une caverne, avec un mini sous-marin dans de l'eau. Katelo demande à Kebenyl de l'accompagn</text:span><text:span text:style-name="T277">er</text:span><text:span text:style-name="T272">, mais il refuse sous prétexte que son grand-père lui racontait des </text:span><text:span text:style-name="T277">histoires</text:span><text:span text:style-name="T272"> sur la mer qui l'ont terrifi</text:span><text:span text:style-name="T277">é</text:span><text:span text:style-name="T266">. Katelo monte dans la cabine, puis </text:span><text:span text:style-name="T272">Qnyl lui explique comment ça marche</text:span><text:span text:style-name="T266">. Ceci étant fait, Katelo </text:span><text:span text:style-name="T286">f</text:span><text:span text:style-name="T287">ait</text:span><text:span text:style-name="T272"> plonger la machine sous les yeux de Qnyl et Kebenyl</text:span><text:span text:style-name="T266">. </text:span><text:span text:style-name="T137">Une fois au fond de la grotte sou-marine</text:span><text:span text:style-name="T18">,</text:span><text:span text:style-name="T19"> </text:span><text:span text:style-name="T43">Katelo </text:span><text:span text:style-name="T44">dirigea </text:span><text:span text:style-name="T45">le submersible hors de la grotte, pour arriver dans les profondeur du lac </text:span><text:span text:style-name="T48">Moluskancy.</text:span><text:span text:style-name="T44"> La ville aquatique est en ruine, </text:span><text:span text:style-name="T45">les maisons sont vides, cassées, et on peut apercevoir des cadavres en décomposition par les fenêtres. Soudains, Katelo se rend compte que le sol est recouvert de glace et à l’intérieur, des moluskanciens sont figés. Il décide donc de prendre de la hauteur, et se dirige vers le palais de glace du roi. Celui ci aussi parais abîmer. Il gare son sous-marin et grâce a un scaphandre, il y rentre. À l'intérieur, il voit un grand trou dans la glace au bout du couloir. Il </text:span><text:span text:style-name="T46">décent</text:span><text:span text:style-name="T45">, et le couloir remonte alors il remonte et découvre une zone sans eau. </text:span><text:span text:style-name="T46">Il commence à marcher, </text:span><text:span text:style-name="T44">mais </text:span><text:span text:style-name="T138">il </text:span><text:span text:style-name="T139">prend un grand coups sur le crane, et malgré son casque, il s’évanouit</text:span><text:span text:style-name="T46">.</text:span></text:p>
      <text:p text:style-name="P10"><text:span text:style-name="T17">Le lendemain</text:span><text:span text:style-name="T16">....</text:span></text:p>
      <text:p text:style-name="P14"/>
      <text:p text:style-name="P14"><text:span text:style-name="T278">Katelo se réveil dans une cellule. Il voit qu'elle est garder par une étrange créature bleu : une </text:span><text:span text:style-name="T280">moluskancienne.</text:span><text:span text:style-name="T278"> Un collègue vient lui apporter un poisson, en l'appelant Fichays. Dès qu'il est partit, Katelo demande à Fichays de le libéré en lui expliquant la raison de sa venu, qu'il a besoin d'aide pour Volkobil, le bouclier magique et cetera. Fichays éclate de rire, et lui dit qu'elle ne crois pas les stimissiens et quelle va demander une rançon à Sraëlblétih. Katelo lui dit que Sraëlblétih est mort, et que Stimissy n'a plus aucune force militaire. Fichays écarquille les yeux, puis réfléchis et elle lui propose un marché : elle le </text:span><text:soft-page-break/><text:span text:style-name="T278">libère, en échange de quoi il se tait à propos de la paix pour quelle puisse aller chercher un trésor. Si en plus de ça il l'aide à trouver la salle des trésors du palais, elle l’accompagnera. Katelo accepte, alors grâce à sa lance de glace, elle brise les barreau, puis rend à Katelo son scaphandre et son Grappy. Ils retournèrent dans le couloir et ils se séparèrent. Fichays parti chercher dans les souterrains, et Katelo entra dans le hall principale</text:span><text:span text:style-name="T294">. Il fouilla de nombreuses salles, jusqu'au moment où il arriva dans une salle, dont une, avec une grande ouverture qui donnais sur la ville de Moluskancy. Dans cette grande pièce, se trouvais également un énorme bateau en bonne état, néanmoins sous l'eau. </text:span><text:span text:style-name="T278">Fichays arriva, et découvrit le navire. Elle regarda le moteur et s'écria quelle avait enfin trouver le vaisseau royale, qui était devenu une légende avec le temps. Katelo et elle on cacher les entré de a salle secrète avec des rocher, Fichays parti prévenir sont peuple qu'il n'y a plus d'ennemies. Ceci étant fait</text:span><text:span text:style-name="T294">, Katelo repris sont sous-marin, et ils retournèrent à la cave de Qnyl. </text:span><text:span text:style-name="T278">Katelo gara le submersible, et Fichays sorti de l'eau pour la première fois</text:span><text:span text:style-name="T294">. Ils remontèrent, et trouvèrent </text:span><text:span text:style-name="T278">Qnyl et Kebenyl en train de discuter autour d'une carte. Katelo fis les présentation, puis Kebenyl leur propose de repartir demain, ce qu'ils acceptent</text:span><text:span text:style-name="T294">.</text:span></text:p>
      <text:p text:style-name="P14"/>
      <text:p text:style-name="P10"><text:span text:style-name="T17">Le lendemain</text:span><text:span text:style-name="T16">....</text:span></text:p>
      <text:p text:style-name="P14"/>
      <text:p text:style-name="P14"><text:span text:style-name="T294">Kebenyl et eux, reprirent l'aéronef en direction de Volkobil. De retour à Volkobil, </text:span><text:span text:style-name="T278">ils se reposent sur le toit</text:span><text:span text:style-name="T294">. Fichays pris les escaliers d’extérieur, suivi par Katelo.</text:span> <text:span text:style-name="T295">Arriver au niveau du magma, Fichays se mis a craché de l'eau, pour faire une plate-forme jusqu'au toit de la maison voisine. Fichays explique à Katelo qu'elle est épuisée, alors ils décident de prendre le système de voie ferrées en hauteur (qui relie les maisons par les toits). Ils vont jusqu'à l'entré de la centrale, mais la porte blindé en verrouillé. Ils vont donc fouillés les maisons, pour chercher une clé, ou quelqu'un pouvant ouvrir la porte. Au bout d'un moment, </text:span><text:span text:style-name="T279">ils entendirent des grognement venant d'un quartier, qui n’était pas atteint par la lave. Une fois la bas, ils descendirent des ruines d'une maison</text:span><text:span text:style-name="T295">, et aperçurent une vingtaine de volkobiliens dans des combinaison cramés. Alors qu'ils s’approchaient, </text:span><text:span text:style-name="T279">les volkobiliens se retournèrent et commencèrent a se dirigés lentement</text:span><text:span text:style-name="T295">. Katelo et Fichays se mirent à courir dans les ruelles, mais il se firent bloquer dans une impasse. </text:span><text:span text:style-name="T279">Soudains une porte sur le coté s'ouvrit, et une fille au cheveux roux les attrapaient et les tira à l’intérieur. Elle ferma la porte, et se retourna vers Katelo, qui remarqua qu'elle a un bandeau sur les yeux. Il agita sa main devant son visage, et la fille lui répondit que oui, elle est aveugle. Elle se présenta sous le nom de Wiroyer, et lui dit quel n'arrivais pas à identifier la « créature » à coter de lui. Katelo lui explique que Fichays est une moluskancienne qui l'aide à accomplir sa quêtes. Il lui demande également ce qui c'est passer, et qui sont les volkobiliens qui les ont agressés. Wiroyer leur explique que la centrale a explosé, fautes d'une négligence technique. Un épais magma radioactif c'est former, et a détruis une grande parti du mur, avant de se déverser dans la ville. Tous les gens qui habitais dans les quartier proches se morts ou se sont fait piégé, et le nuages radioactif a fini le travail. Ce même nuage a également fait des dégât sur les quartier des alentours. Seul cette petite parti de la ville à survécu. Les survivants ce trouvent dans cette immeuble. Quant aux gents qui les ont attaqués, se sont soit des ancien employés, soit des civiles qui habitait trop près. En effet, le gaz ne tue pas, il donne une résistance au feu et attaque le cerveau. Les contaminés sont transformer en « zombi » et errent dans les ruines pour trouver n'importe quoi a manger, y compris des Peukfois. Katelo lui demanda comment ils pourraient réparer la centrale, et elle lui répondit qu'il faudrait refroidir tous le magma, réparé la chaudière, et retrouver des ingénieurs pour la faire fonctionner, ce qui est impossible puisse qu'il sont tous mort. Katelo réfléchis, puis lui dit qu'il vont refroidir le magma grâce à Fichays, puis ils rentrerons dans la centrale pour qu'il répare la chaudière. Ensuite ils se débarrasserons des lobotomisés, et ils formerons de nouveau ingénieurs. </text:span><text:soft-page-break/><text:span text:style-name="T279">Katelo demande également à Wiroyer si elle sait comment ouvrir la porte, et elle lui répond qu'elle a la clé. Il lui demande alors pourquoi, et Wiroyer lui dit qu'elle travaillais la bas et qu'elle gardait la porte. Du coup, elle a échapper à l'explosion, mais la radioactivité la rendu aveugles. Elle accepta de donner la clé mais à une condition : elle voulais les accompagnées. Katelo accepta et lui demanda si elle avait une idée pour combattre les irradiés, se sur quoi, elle sorti de son sac-à-dos une bombe en souriant. Elle lui dit qu'elle en a une vingtaine, et qu'elle peut en faire d'autre, mais ça lui prendras la nuit. Elle propose donc a Fichays et Katelo de dormir, ce qu'ils acceptèrent</text:span><text:span text:style-name="T295">. Ils en profitèrent également pour faire le tour de l'immeuble.</text:span></text:p>
      <text:p text:style-name="P14"/>
      <text:p text:style-name="P10"><text:span text:style-name="T17">Le lendemain</text:span><text:span text:style-name="T16">....</text:span></text:p>
      <text:p text:style-name="P14"/>
      <text:p text:style-name="P15"><text:span text:style-name="T140">Ils sortirent par le toit</text:span><text:span text:style-name="T47">, pour éviter les volkobiliens devant la porte. Il utilisèrent le wagon, mais les irradiés les suivaient en dessous. Wiroyer décida de les bombardés car ils commençaient a s'accumuler. Grâce à leur grognement elle lança des bombes sur eux qui approchaient, jusqu'à ce qu'ils arrivent à la centrale. Ils descendirent du wagon, et </text:span><text:span text:style-name="T140">Wiroyer déverrouilla la porte et l'ouvrit</text:span><text:span text:style-name="T47">. Il y avais un hall, avec une porte verrouiller, ainsi que deux escalier, l'un montais et était ouvert, et l'autre descendait et était bloqué par du magma. Après avoir </text:span><text:span text:style-name="T140">essayer en vain d'ouvrir la porte</text:span><text:span text:style-name="T47">, ils prirent l’escalier montant et passèrent dans plusieurs salles, qui aboutirent au réacteur numéro 4, qui était éventré, et dont le magma coulais encore. Fichays cracha toute l'eau quelle eu, au centre du réacteur se qui eu pour effet de </text:span><text:span text:style-name="T140">stopper le gisement de lave. Le niveau du magma se mis alors à descendre doucement et la cascade qui menais vers la ville s’arrêta également</text:span><text:span text:style-name="T47">. Ils revinrent dans le hall, et constatèrent que l'escalier descendant était libéré. Les couloirs était brûlés mais il continuèrent de progresser, <text:s/>en refroidissant les flaques de lave tuant les irradiés sur leur chemins. Ils arrivèrent dans un cul de sac, ou il trouvèrent un coffre en bronze qui avait survécu. Dedans se trouvais une grande clé, sur laquelle il y avait écrit « salle des machines ». Ils retournèrent de nouveau à l'entré, pour ouvrir la porte sécurisé. Il descendirent un escalier traversèrent de nombreuse salle ou était entreposé des machines, puis arrivèrent dans une grande salle était placé la chaudière, explosé contre le mur. </text:span><text:span text:style-name="T140">Katelo parti l'examiné, puis remarqua que c’était un gros impacte qui l'avait détruit. Soudains, des crissement d'engrenages se firent t'entendre, puis un puissant cri</text:span><text:span text:style-name="T47">. </text:span><text:span text:style-name="T143">Katelo se retourna et esquiva de justesse une grosse masse en cuivre. Ils vire alors un immense dragon mécanique. Son ventre était fait d'une grande chaudière, et ses pattes était extensible et fini par de grande griffe rétractable, capable de former un marteaux. Son museau est long, et possèdes des lames tranchantes en guise de dents. Sur front, il est marqué « </text:span><text:span text:style-name="T140">Mag-ZionX ». Il frappa les mure et le sol avec sa longue queue, puis rugit de nouveau, crachant un jeu de flamme colossal</text:span><text:span text:style-name="T47">. Katelo sorti le Grappy., et tira sur la grille sur ses cotes, pour l'ouvrir. Ceci étant fait, Fichays cracha un grand jet d'eau à l’intérieur, se qui éteignit les flammes à l'intérieur et désactiva le dragon. Wiroyer jeta alors une bombe dedans, et l'explosion </text:span><text:span text:style-name="T140">décrocha la qu</text:span><text:span text:style-name="T178">eue, mais les flammes</text:span><text:span text:style-name="T140"> rallumèrent </text:span><text:span text:style-name="T144">dans </text:span><text:span text:style-name="T140">le dragon</text:span><text:span text:style-name="T47"> qui se mis à foncer tête baissé sur Katelo et ses amis. Ils l'esquivèrent, mais il </text:span><text:span text:style-name="T49">avait </text:span><text:span text:style-name="T47">complètement fermer ses grilles, alors, ils attendirent qu'il charge et s’assomme sur un mure pour que Fichays lui crache de l’eau dans le trou ou était accroché sa queue. Wiroyer remis une bombe, et cette fois </text:span><text:span text:style-name="T178">c'est ses pattes qui tomèrent</text:span><text:span text:style-name="T47">. </text:span><text:span text:style-name="T178">Le dragon se ralluma, et constatant qu'il n'avait plus de jambe, il activa une grosse pince qui le suspendit au plafond, puis il donna un gros coup de tête dans le sol, se qui cassa certaine partis, dont les troues était remplis de lave</text:span><text:span text:style-name="T47">. Seul sa tête pendait, accrocher à sa chaudière grâce à son cou. Il se mis à cracher des gerbes de flammes sur Katelo, mais celui</text:span><text:span text:style-name="T50">-</text:span><text:span text:style-name="T47">ci tira sur son front, et grimpa sur sa tête. Wiroyer et Fichays partirent se cacher derrière l'ancienne chaudière explosée, pendant que Katelo escalade le cou qui se contorsionne pour essayer de l’atteindre. Il fini par ouvrir de force la porte de sa chaudière, et à ce </text:span><text:soft-page-break/><text:span text:style-name="T47">moment Wiroyer lança une bombe sur le sol. Katelo l'attrapa avec son Grappy. et la mis dans la chaudière puis la mis dedans </text:span><text:span text:style-name="T178">puis se laissa tomber et Fichays le rattrapa</text:span><text:span text:style-name="T47">. Ils virent la </text:span><text:span text:style-name="T178">tête se décrocher, et quand la pince lâcha, la chaudière l'écrasa. Ils poussèrent la chaudière à la place de l'ancienne et l'accrochèrent mais il fallait une clé pour l'activé et celle de Wiroyer ne fonctionnais pas. Katelo regarda sur le reste du museau, et remarqua une petite boite. Il l'ouvrit, et trouva un morceau de métal doré qu'il pris, et il essaya de s'en servir comme clé de contact. Ça ne fonctionnais pas, alors ils sortirent et remarquèrent que la lave avait disparu. En effet, le magma avait arrêté de couler du réacteur, alors les habitants restant avait enfermer les zombies dans un quartier, et ils ramenaient des seaux d'eau de mer, qu'il jetaient au sol pour former de la roche</text:span><text:span text:style-name="T47">. Katelo voulais accéder à la porte de la muraille qui donnais sur Stimissy, mais le chemin était boucher par un fossé de lave, et les ouvriers ne laissait passer que les gents avec des sceaux. </text:span><text:span text:style-name="T178">Wiroyer passa alors devant Katelo, et elle présenta la clé à l'ouvrier, qui les laissa passer</text:span><text:span text:style-name="T47">. Fichays cracha un jet d'eau, formant un pont, et ils traversèrent. Les douaniers les laissèrent passer et ils arrivèrent à Stimissy. De retour chez lui, </text:span><text:span text:style-name="T178">Katelo résuma l'aventure à Qnyl et lui montra le bouts de métal récupéré. Qnyl le regarda longuement, et fini par leur dire que ce n'était qu'un morceau, et qu'ils doivent aller chercher les deux autres. Il leur indique que le suivant se trouve dans les ruines d'un vieux village, au fond du mont Gollémantery, et le dernier dans un vieux temple, au cœur de la forêt de Yamazuppet . Seulement, il est impossible de s'y rendre en aéronef, ils devrons donc emprunter une ancienne mine à voix ferrés. Seulement, l'ouverture la plus proche est à Volkobil</text:span><text:span text:style-name="T47">. Ils se mettent donc en route, et retourne à Volkobil, et Wiroyer les mènes dans un bâtiment où se trouve l'entré de la mine. Grâce à ses « cheveux » fluorescents, </text:span><text:span text:style-name="T178">Fichays émit de la lumière</text:span><text:span text:style-name="T47">, et ils purent descendre. Au bout de quelque mètre, ils arrivèrent dans une grande salle, ressemblant à une gare. Ils virent un vieux wagon avec des pédales, alors ils montèrent dedans et débloquèrent le frein. Katelo se mis à pédalé, et ils pénétrèrent dans un tunnel également éclairé par des pierres lumineuse. Il arrivèrent finalement dans une immense Caverne, où les railles s’arrêtaient. </text:span><text:span text:style-name="T178">Il</text:span><text:span text:style-name="T179">s</text:span><text:span text:style-name="T178"> virent alors plein de boule de roche percées, ressemblant légèrement à des habitations</text:span><text:span text:style-name="T47">. L’une d’entre elles était bien plus grosse, ils décidèrent alors d’y entrer. Une fois à l’intérieur, </text:span><text:span text:style-name="T178">un rocher tomba</text:span><text:span text:style-name="T47"> à l’entrer, les piégeant alors à l’intérieur. Soudain, </text:span><text:span text:style-name="T178">une vingtaine de paire de roche colorés brillèrent. Une de ces paires était rouge, bien plus grosse, et éclairait tellement la pièce, qu’ils purent voire qu’ils étaient entourer par une dizaine de Golems. Le plus gros se leva d’un trône massif en pierres précieuses, se présenta sous le nom de </text:span><text:span text:style-name="T180">Goléhère</text:span><text:span text:style-name="T178"> et s’adressa à Fichays. Il lui demanda pourquoi elle est sorti de la planque, et Fichays lui répondis que la guerre était fini depuis bien longtemps, seulement, elle risquerait de reprendre sans le morceau de clé qu’ils gardent. Goléhère refusa fermement, car elle servait au fonctionnement d’un robots les protégeant d’un horrible monstre. Il défia alors au trois héros d’affronté Orybble, le démo</text:span><text:span text:style-name="T181">n</text:span><text:span text:style-name="T178"> sous la terre. Katelo accepte, alors Goléhère leur indique l’empla</text:span><text:span text:style-name="T183">cement d’</text:span><text:span text:style-name="T178">une bibliothèque où ils trouverons toutes les connaissances récupérés au sujets du monstres. Le golem qui bloquais la porte s’écarta</text:span><text:span text:style-name="T47">, et ils purent retourner dans se village souterrains. </text:span><text:span text:style-name="T51">Après une visite de la cité, i</text:span><text:span text:style-name="T52">l</text:span><text:span text:style-name="T53">s</text:span><text:span text:style-name="T52"> </text:span><text:span text:style-name="T54">traversèrent de nombreuses galeries avant d’arriver dans une grande bibliothèque. Ils virent un golem assoupie derrière un muret servant de bureau, et un autre qui triaient les étagères. </text:span><text:span text:style-name="T184">Katelo demanda </text:span><text:span text:style-name="T185">un recueille des connaissances sur l’Orybble </text:span><text:span text:style-name="T186">au golem éveillé, nommé Tozyref. Ses yeux violet brillèrent, et il alla chercher un gros livre posée sur un piédestal. </text:span><text:span text:style-name="T187">Ils regardèrent les différents dessins, pendant que Tozyref résumait le texte et expliquait les calculs. </text:span><text:span text:style-name="T188">Le monstre ne ressemble à rien. Il possède </text:span><text:span text:style-name="T189">un long corps, avec quatre jambes et quatre bras tous terminés par des pattes et des mains aux griffes longues et pointu. </text:span><text:span text:style-name="T190">Il a deux trio d’œil, et sa bouche s’ouvre en quatre. Il possède également une grande langue, terminée par une main, ayant un œil dans sa paume. </text:span><text:span text:style-name="T191">Après avoir pris connaissances de leur ennemie, </text:span><text:span text:style-name="T192">i</text:span><text:span text:style-name="T193">ls </text:span><text:span text:style-name="T192">réfléchi</text:span><text:span text:style-name="T193">rent</text:span><text:span text:style-name="T192"> à moyen de l’abattre. </text:span><text:span text:style-name="T194">Tozyref réveilla l’autre golem pour lui </text:span><text:soft-page-break/><text:span text:style-name="T194">confier la bibliothèque, puis il </text:span><text:span text:style-name="T195">accompagna le groupe dans une espèce d’arrière boutique, ou se trouvait un véhicule étrange. </text:span><text:span text:style-name="T196">Tozyref expliqua qu’il s’agissait d’une foreuse géante, qu’il avait construite sur sont temps libre. Elle roulait grâce à de grosse chaînes, et l’immense foret à l’avant servait à creuser. l’intérieur possédait huit sièges, </text:span><text:span text:style-name="T197">un tableau de commande, et des hublots. </text:span><text:span text:style-name="T198">Ils montèrent tous les quatre, </text:span><text:span text:style-name="T199">et Tozyref se mis au commande</text:span><text:span text:style-name="T55">. Il creusa, jusqu’à tomber dans une immense caverne. Ils virent alors une lumière briller. </text:span><text:span text:style-name="T199">Ils s’approchèrent , pensant qu’il s’agissait d’une grosse roche lumineuse mais lorsqu’il arrivèrent, Tozyref s’aperçut qu’il s’agissait d’un énorme œil qui les fixait. </text:span><text:span text:style-name="T200">Tozyref alluma un phare, et ils vu que </text:span><text:span text:style-name="T201">l’œil</text:span><text:span text:style-name="T200"> était au centre </text:span><text:span text:style-name="T201">d’une immense main. Ils voulurent faire marche arrière, mais Tozyref paniqua et fit une fausse manœuvre. La lumière brilla d’avantage, et ils constatèrent que le bras </text:span><text:span text:style-name="T202">est la langue</text:span><text:span text:style-name="T201"> d’un énorme monstre, d’on la bouche se divisait en quatre. </text:span><text:span text:style-name="T203">Ils firent enfin marche arrière, et fuirent </text:span><text:span text:style-name="T204">da</text:span><text:span text:style-name="T203">n</text:span><text:span text:style-name="T204">s</text:span><text:span text:style-name="T203"> </text:span><text:span text:style-name="T205">la caverne</text:span><text:span text:style-name="T56">. L'Orybble </text:span><text:span text:style-name="T57">Chargea, et tenta de les rattraper. Grâce à ses quatre jambes et deux de ses bras, il avançait très vite en s’agrippant aux parois. Katelo et les autres roulèrent à toute allure, pour lui échapper. </text:span><text:span text:style-name="T206">Tozyref annonça qu’il y avait un canon, mais </text:span><text:span text:style-name="T207">il n’as pas de munition. C’est Wiroyer, qui va en faire, en mettant de la poudre et des bombes </text:span><text:span text:style-name="T202">dans le canon</text:span><text:span text:style-name="T58"> avant de tirer. </text:span><text:span text:style-name="T59">Après avoir visés plusieurs fois l’œil qu’</text:span><text:span text:style-name="T60">il a dans la main au bout de sa langue, </text:span><text:span text:style-name="T61">Orybble rentra sa langue. </text:span><text:span text:style-name="T208">Tozyref se mis alors à creuser dans la roche. En creusant leur galerie ils pensaient être en sécurité, mais Orybble creusa aussi</text:span><text:span text:style-name="T61">, et les suivaient de près. </text:span><text:span text:style-name="T62">Tozyref fonça dans la direction d’un gouffre avec du magma au fond, mais il creusait au dessus. Seulement, </text:span><text:span text:style-name="T63">Orybble creusait de beaucoup plus gros trou, et </text:span><text:span text:style-name="T209">il tomba dans la lave</text:span><text:span text:style-name="T63">. Ils avaient enfin réussi à se débarrasser d’Orybble, le monstre sous la montagne. </text:span><text:span text:style-name="T209">Ils rentrèrent à Gollémantery, </text:span><text:span text:style-name="T210">pour retourner voir Goléhère. Celui-ci les remercies, et leur donne le fragment de clé de Gollémantery. Tozyref était triste, car il n'a pas le droit de sortir du domaine, mais Goléhère lui donna la permission exceptionnellement</text:span><text:span text:style-name="T64">. Il leurs fit </text:span><text:span text:style-name="T65">prendre</text:span><text:span text:style-name="T64"> un ascenseur qui remonte à la surface, </text:span><text:span text:style-name="T65">dans </text:span><text:span text:style-name="T66">la foret de Yamazuppet. </text:span><text:span text:style-name="T211">Tozyref dit au reste de l'équipe que sa foreuse pouvait être appelée de loin, et que ses chenilles permettaient d'aller plus vite. Il appuya sur un petit interrupteur sur le dos de sa main, et la </text:span><text:span text:style-name="T212">foreuse sortie du sol. Ils montèrent à bord, </text:span><text:span text:style-name="T213">et ils remarquèrent que le radar présent à l'intérieur </text:span><text:span text:style-name="T214">détectait un lieu avec une forte présence magique. Ils décidèrent d'y aller, dans l'espoir de trouver des traces de la civilisation yamazuppetienne</text:span><text:span text:style-name="T67">. </text:span><text:span text:style-name="T68">Ils roulèrent dans la forêt, jusqu'à un marécage, puis arrivèrent dans une jungle. Soudains, un brouillard s’abattit sur eux. </text:span><text:span text:style-name="T69">Ils durent faire attention à évité les gros arbres, et ils arrivèrent dans une clairière e</text:span><text:span text:style-name="T70">nsoleillé. </text:span><text:span text:style-name="T215">U</text:span><text:span text:style-name="T216">n arbre immense </text:span><text:span text:style-name="T215">était au milieu, et les bords de la clairière était entouré de collines vertes</text:span><text:span text:style-name="T70">. </text:span><text:span text:style-name="T69">Une grande échelle était fixée contre l'arbre, ce qui leur permit de monter. </text:span><text:span text:style-name="T216">Ils y découvrirent une ville entièrement suspendu aux branches, </text:span><text:span text:style-name="T217">où les maisons sont accrochées p</text:span><text:span text:style-name="T145">ar le toit, et relier par des passerelles. Et ils virent le peuple des yamazuppetiens. </text:span><text:span text:style-name="T146">Les yamazuppetiens les dévisagèrent, </text:span><text:span text:style-name="T147">et c'est Katelo, intimidé, qui pris la parole. Il se présenta lui et son équipe, puis demanda </text:span><text:span text:style-name="T148">s'ils savaient où se trouve le dernier fragment de clé. Ils restèrent silencieux, jusqu'à </text:span><text:span text:style-name="T149">ce</text:span><text:span text:style-name="T148"> qu'un plus petit </text:span><text:span text:style-name="T149">qui portait un masque</text:span><text:span text:style-name="T148"> arriva, ouvrant la foule en deux. Il expliqua à Katelo et ses amis que les yamazuppetiens ne parle pas le Peukfoi, et que le fragment est détenu par le grand sorcier Dyk-Luzk. Il se présenta sous le nom de Zorkk, son fils. Il dit au yamazuppetiens de retourner vaquer à leur occupation</text:span><text:span text:style-name="T218">, </text:span><text:span text:style-name="T219">et conduit Katelo et ses amis chez lui. </text:span><text:span text:style-name="T150">Il habitait dans une maison creusée dans le tronc centrale. Sa mère cuisinais, il lui demanda où se trouvais son père, elle répondit qu'il était parti au temple, car il sentait la magie perturbée. Zorkk proposa au groupe d'attendre son retours, mais Fichays répondit que le temps pressait, </text:span><text:span text:style-name="T151">ce qui fut approuvé par Katelo et Wiroyer, Tozyref étant occupé à lire un livre sur la culture yamazuppetienne</text:span><text:span text:style-name="T220">. Ils partirent donc tous à la rencontre de Dyk-Luzk, </text:span><text:span text:style-name="T221">guidés par Zorkk. Ils partirent à pied dans les marécages, jusqu'à arrivés à une grosse pyramide en roche, couverte de lianes, mousses, et même quelques arbres qui avait poussés dessus. </text:span><text:span text:style-name="T152">Zorkk prévient qu'il n'a jamais accompagné son père dedans, </text:span><text:span text:style-name="T149">mais normalement il y a des </text:span><text:soft-page-break/><text:span text:style-name="T149">« anti-visite »</text:span><text:span text:style-name="T222">. ils descendirent des escaliers, et arrivèrent dans une grande salle avec trois couloirs. </text:span><text:span text:style-name="T149">Ils firent des groupes : Tozyref avec Fichays dans le couloir qui monte, Wiroyer avec Zorkk dans le couloirs qui descend, et Katelo seul dans le couloirs droit</text:span><text:span text:style-name="T222">. </text:span><text:span text:style-name="T223">Tozyref </text:span><text:span text:style-name="T224">et Fichays </text:span><text:span text:style-name="T225">durent résoudre des énigmes, avant d'arriver devant devant une porte en pierre, </text:span><text:span text:style-name="T226">qui portait le symbole d'un crane, dans une feuille. Ils y entrèrent, et y </text:span><text:span text:style-name="T153">découvrirent </text:span><text:span text:style-name="T154">une espèces de statue</text:span><text:span text:style-name="T153"> ressemblant à un tronc d'arbre mort, </text:span><text:span text:style-name="T154">d'où sortait deux grande lianes sur les côtés. Sa tête était une sorte d'oreiller recousue en forme de citrouille. Il était milieu de la salle ronde, ses racines plantées dans le sol couvert de cendre</text:span><text:span text:style-name="T227">. </text:span><text:span text:style-name="T228">Ils s'en approchèrent, quand soudains, </text:span><text:span text:style-name="T155">la porte se referma derrière eux. Ils entendirent alors un ricanement très aigu, avant de voir de la fumé violette sortir d'entre deux pierres du plafond, pour imprégner le coussins planté au sommet de l'arbre. </text:span><text:span text:style-name="T156">Tout l'arbre s'embrasa d'un coup </text:span><text:span text:style-name="T157">d'un feu </text:span><text:span text:style-name="T158">vert</text:span><text:span text:style-name="T156"> ! Il se présenta sous le pseudonyme de Majetal, en précisant que son nom était Jack. Tozyref lui demanda s'il savait où était Dyk-Luzk, ce à quoi Majetal rit, en disant qu'il leur dirait en échange de leur âmes. Fichays refusa, mais Majetal rit de plus belle, en répondant que ce n'était pas une option</text:span><text:span text:style-name="T229">. Son tronc se tordit pour se pencher vers eux, et ses lianes enflammées foncèrent sur Fichays. Heureusement, Tozyref lui les attrapas, et Fichays lui cracha de l'eau </text:span><text:span text:style-name="T230">dessus.</text:span><text:span text:style-name="T229"> Il poussa un cri, et son tronc se cambra en arrière, ce qui fit basc</text:span><text:span text:style-name="T230">uler sa tête. La fumé ressorti par son bouche, formant un spectre, avec trois doigts à chaque main, et un crane ressemblant à celui d'une chèvre, mais avec une bouche se rapprochant plus d'un piège à ours. Il flottait dans une large robe, sans jambe. </text:span><text:span text:style-name="T157">Il poussa un grand cri, et se rua sur Tozyref, qu'il avala sans même le mâcher</text:span><text:span text:style-name="T230">. Il se retourna vers Fichays, les yeux remplis de rage. Elle fut prise de panique et se mis à courir, alors il se mit à lui courir après. Ils firent un tour de salle, puis Majetal retourna dans son tronc. Il le ré-embrasa, mais cette fois, les quatre racines sortirent du sol. </text:span><text:span text:style-name="T231">Il fonça sur Fichays, mais celle-ci lui cracha </text:span><text:span text:style-name="T232">sur les jambes pour les </text:span><text:span text:style-name="T233">éteindre</text:span><text:span text:style-name="T232"> et les figer, avant de les cassées, à coup de lance. </text:span><text:span text:style-name="T233">Majetal ne pouvant plus se déplacer, tenta de l'atteindre avec ses lianes, mais Fichays les arrosas, avant de les découper également. Majetal perdit l'équilibre, et tomba lourdement sur le sol. </text:span><text:span text:style-name="T159">Il cria et sorti, pour brailler que son corps était foutu. Il recracha Tozyref sur le sol, et reparti dans le plafond, en jurant qu'il se vengerait. Une porte au fond de la salle s'ouvrit</text:span><text:span text:style-name="T234">, et il purent ressortir du temple. </text:span><text:span text:style-name="T235">Wiroyer et Zorkk se firent attaqués par des zombies fait de bois et de terre pendant tout le couloir, jusqu'à une porte en pierre, avec un symbole d'araignée </text:span><text:span text:style-name="T236">sous lequel il était marqué « Spijny »</text:span><text:span text:style-name="T235">. Ils entrèrent, et la porte se referma derrière eux. </text:span><text:span text:style-name="T237">La salle était ronde, et le sol était visqueux. </text:span><text:span text:style-name="T238">Ils marchèrent jusqu'au centre de la pièce, soudain, </text:span><text:span text:style-name="T239">ils entendirent de léger</text:span><text:span text:style-name="T240">s</text:span><text:span text:style-name="T239"> craquement</text:span><text:span text:style-name="T240">s</text:span><text:span text:style-name="T239"> qui leurs fient lever la tête. </text:span><text:span text:style-name="T160">Ils virent alors une immense créature accroch</text:span><text:span text:style-name="T161">ée</text:span><text:span text:style-name="T160"> au plafond et celle</text:span><text:span text:style-name="T161">-</text:span><text:span text:style-name="T160">ci les regarda avec </text:span><text:span text:style-name="T161">s</text:span><text:span text:style-name="T160">es six gros yeux jaune</text:span><text:span text:style-name="T161">s</text:span><text:span text:style-name="T160">. Elle possédait un long corp</text:span><text:span text:style-name="T161">s</text:span><text:span text:style-name="T160"> avec huit pattes regroup</text:span><text:span text:style-name="T161">ées</text:span><text:span text:style-name="T160"> sur sont </text:span><text:span text:style-name="T161">abdomen</text:span><text:span text:style-name="T160">, </text:span><text:span text:style-name="T162">et deux gros</text:span><text:span text:style-name="T163">ses</text:span><text:span text:style-name="T162"> pinces proches de sa bouche, remplie de mandibules. Elle poussa un cri r</text:span><text:span text:style-name="T164">au</text:span><text:span text:style-name="T162">que puis se l</text:span><text:span text:style-name="T164">ai</text:span><text:span text:style-name="T162">ssa lourdement tomber sur le sol. </text:span><text:span text:style-name="T165">Wiroyer </text:span><text:span text:style-name="T164">demanda alors à</text:span><text:span text:style-name="T165"> Zor</text:span><text:span text:style-name="T164">kk de distraire le monstre pendant qu</text:span><text:span text:style-name="T163">'</text:span><text:span text:style-name="T164">elle prépare une bombe incendiaire</text:span><text:span text:style-name="T241">, et il </text:span><text:span text:style-name="T242">s’exécuta.</text:span><text:span text:style-name="T241"> </text:span><text:span text:style-name="T236">Il </text:span><text:span text:style-name="T242">s'enveloppa d'</text:span><text:span text:style-name="T236">une boule d'énergie rouge vive, ce qui attira le regard de Spijny. Elle se rua vers lui mais </text:span><text:span text:style-name="T242">il </text:span><text:span text:style-name="T236">se décala </text:span><text:span text:style-name="T242">de </text:span><text:span text:style-name="T236">quelque</text:span><text:span text:style-name="T242">s</text:span><text:span text:style-name="T236"> mètre</text:span><text:span text:style-name="T242">s</text:span><text:span text:style-name="T236"> grâce </text:span><text:span text:style-name="T242">à</text:span><text:span text:style-name="T236"> la téléportation. </text:span><text:span text:style-name="T243">Spijny s'écrasa contre le mur, </text:span><text:span text:style-name="T244">mais elle se redressa pour charger Zorkk. Il réutilisa sa technique, pour évité ses assauts. Wiroyer le prévenu qu'elle avait fini sa bombe, Zorkk se mit donc à coté d'elle et lorsque Spijny chargea, Wiroyer lui lança la bombe. Elle l'avala, puis </text:span><text:span text:style-name="T166">se tordit de douleur, avant de prendre feu, et de s'écraser sur le sol. Soudain, des larves s’échappèrent de son <text:s/>ventre</text:span><text:span text:style-name="T244">. Ils les tuèrent , </text:span><text:span text:style-name="T245">et purent sortirent par la porte arrière. Katelo du éviter une série de pièges mortels, pour arriver à une porte, où il était gravé un sourire démoniaque. </text:span><text:span text:style-name="T167">Il entra, et arriva dans une grande salle , au centre de la quel se trouvait... Zerlok. Katelo lui demanda s'il était Dyk-Luzk, il lui répondit qu'il se trouvait derrière cette porte. Katelo se dirigea vers elle, mais il lui dit qu'elle était fermé. Il demanda à Katelo s'il savait qu</text:span><text:span text:style-name="T168">i il </text:span><text:span text:style-name="T167">était, mais Katelo répondit que non. Il lui <text:s/>répondit qu'il était Zerlok, le démoniaque roi d'Onb-kan. Katelo fut alors effrayé, mais </text:span><text:soft-page-break/><text:span text:style-name="T167">Zerlok lui dit qu'il ne comptait pas le tuer. Katelo s’apprêta à lui demander de rendre compte, mais il lui dit que bientôt, il répondrait à toute ses questions, mais pour l'instant, il doit faire venir la seconde vague. Il disparu, avant que Katelo ne se rendit compte qu'il comptait ré-envahir Peufkoo. Il couru dans la porte arrière, </text:span><text:span text:style-name="T169">qui donnait sur un escalier qui remonte jusqu'à la surface</text:span><text:span text:style-name="T246">. Il arriva dans le marais, où il retrouva ses amis, ainsi qu'un yamazuppetien grand et svelte. Il portait un masque différent, mais ressemblant, à celui de Zorkk. Il s'agissait de Dyk-Luzk le sorc</text:span><text:span text:style-name="T247">ier. </text:span><text:span text:style-name="T175">Ils lui expliquèrent que la centrale ne fonctionnais plus, et qu'il avait besoin de son fragment de clé.</text:span><text:span text:style-name="T170"> </text:span><text:span text:style-name="T175">Dyk-Luzk accepta de leur céder, mais il se trouvais chez lui</text:span><text:span text:style-name="T248">, il</text:span><text:span text:style-name="T247">s</text:span><text:span text:style-name="T248"> retournèrent tous à Yamazuppet pour récupérés le dernier morceau </text:span><text:span text:style-name="T247">de clé</text:span><text:span text:style-name="T248">. Mais </text:span><text:span text:style-name="T252">lorsqu'ils atteignirent la clairière</text:span><text:span text:style-name="T248">, </text:span><text:span text:style-name="T170">il virent l’arbre </text:span><text:span text:style-name="T176">qui soutenait le village brûlait</text:span><text:span text:style-name="T168">. </text:span><text:span text:style-name="T176">Ils virent également deux individus en </text:span><text:span text:style-name="T170">combinaisons volkobiliennes, </text:span><text:span text:style-name="T176">et armées de lance-flammes</text:span><text:span text:style-name="T248">. </text:span><text:span text:style-name="T249">Ils se mirent à cinq sur eux </text:span><text:span text:style-name="T253">en utilisant Fichays et Tozyref pour contrer les flammes, et Zorkk, Wiroyer et Katelo pour attaquer.</text:span><text:span text:style-name="T249"> </text:span><text:span text:style-name="T171">Dyk-Luzk descendait</text:span><text:span text:style-name="T176"> les habitants, mais soudainement, </text:span><text:span text:style-name="T171">l’arbre cassa. Dyk-Luzk </text:span><text:span text:style-name="T172">mourus </text:span><text:span text:style-name="T176">brûlé</text:span><text:span text:style-name="T171">, </text:span><text:span text:style-name="T176">mais alors que tout le monde contemplait le désastre,</text:span><text:span text:style-name="T172"> </text:span><text:span text:style-name="T176">Wiroyer</text:span><text:span text:style-name="T172"> découvrit que les volkobiliens était en faite des onb-kanès </text:span><text:span text:style-name="T176">déguisés</text:span><text:span text:style-name="T172">.</text:span><text:span text:style-name="T171"> </text:span><text:span text:style-name="T172">Zorkk décida </text:span><text:span text:style-name="T168">alors</text:span><text:span text:style-name="T172"> </text:span><text:span text:style-name="T173">de récupéré les gants magiques de </text:span><text:span text:style-name="T176">son père</text:span><text:span text:style-name="T173">, et</text:span><text:span text:style-name="T172"> d</text:span><text:span text:style-name="T176">e mettre sa puissance au service de</text:span><text:span text:style-name="T172"> Katelo, pour se venger </text:span><text:span text:style-name="T176">de l'empire onb-kanès</text:span><text:span text:style-name="T172">. </text:span><text:span text:style-name="T168">La mère de Zorkk leurs remis le dernier morceau de clé</text:span><text:span text:style-name="T247">, puis</text:span><text:span text:style-name="T250"> ils retournèrent à Volkobil </text:span><text:span text:style-name="T254">dans la foreuse de Tozyref.</text:span><text:span text:style-name="T247"> </text:span><text:span text:style-name="T254">Ils</text:span><text:span text:style-name="T250"> relanc</text:span><text:span text:style-name="T254">è</text:span><text:span text:style-name="T250">r</text:span><text:span text:style-name="T254">ent</text:span><text:span text:style-name="T250"> la central </text:span><text:span text:style-name="T254">grâce à la clé de contact,</text:span><text:span text:style-name="T250"> Ils </text:span><text:span text:style-name="T251">se rend</text:span><text:span text:style-name="T250">ir</text:span><text:span text:style-name="T251">ent </text:span><text:span text:style-name="T247">ensuite</text:span><text:span text:style-name="T251"> à </text:span><text:span text:style-name="T250">l</text:span><text:span text:style-name="T251">'usine à magie </text:span><text:span text:style-name="T254">sur la plage de Stimissy</text:span><text:span text:style-name="T251"> </text:span><text:span text:style-name="T250">pour la relancer aussi.</text:span><text:span text:style-name="T251"> </text:span><text:span text:style-name="T182">M</text:span><text:span text:style-name="T174">ais </text:span><text:span text:style-name="T177">lorsqu'ils arrivèrent sur la plage, ils entendirent une énorme sirène venant de Stimissy. Ils regardèrent au loin, et virent une immense tour sur pied avancer dans l'eau. </text:span><text:span text:style-name="T258">Pour contrer l'attaque des Onb-kanès, ils avaient besoin d'un bateau. </text:span><text:span text:style-name="T255">Ils </text:span><text:span text:style-name="T256">par</text:span><text:span text:style-name="T257">tirent </text:span><text:span text:style-name="T258">alors demander conseil à Qnyl, qui leur dit que leur nouvelle clé peut démarrer l'ancien navire royale de Nekarr-Kkaby. Ils prirent </text:span><text:span text:style-name="T259">le sous-marin de Qnyl, pour retourner à</text:span><text:span text:style-name="T258"> Moluskan</text:span><text:span text:style-name="T259">cy dans le temple de Nekarr-Kkaby. Ils arrivèrent au vaisseau, montèrent dedans, et mirent le moteur en marche. Le bateau se propulsa d'un coup, arrachant un bout de </text:span><text:span text:style-name="T260">falaise marine, et sorti à la surface, à la grande surprise de Zerlok.</text:span></text:p>
      <text:p text:style-name="P17"/>
      <text:p text:style-name="P16"><text:span text:style-name="T71">Ils </text:span><text:span text:style-name="T72">partirent</text:span><text:span text:style-name="T71"> chercher le vieux bateau de l'ancien roi de Moluskancy, et se </text:span><text:span text:style-name="T73">bâtèrent</text:span><text:span text:style-name="T71"> contre les navire</text:span><text:span text:style-name="T74">s</text:span><text:span text:style-name="T71"> ennemie</text:span><text:span text:style-name="T74">s</text:span><text:span text:style-name="T71"> jusqu'à se que le chef des onb-kanès arrivent et les kidnappent. Ils se réveill</text:span><text:span text:style-name="T75">ère</text:span><text:span text:style-name="T71">nt dans une prison à Onb-kan. L'empereur Zerlok vient les voir et leur racont</text:span><text:span text:style-name="T75">a que</text:span><text:span text:style-name="T71"> <text:s/>Wôzorfôz </text:span><text:span text:style-name="T75">a</text:span><text:span text:style-name="T71"> </text:span><text:span text:style-name="T75">été créée par une ancienne races, et des robots. Ces dernier vivent sous le monde, à </text:span><text:span text:style-name="T71">Inorfôz. </text:span><text:span text:style-name="T75">Zerlok raconta également la vérité sur la guerre ainsi que</text:span><text:span text:style-name="T71"> les trahisons entre le</text:span><text:span text:style-name="T75">s</text:span><text:span text:style-name="T71"> pays </text:span><text:span text:style-name="T78">Peukfois.</text:span><text:span text:style-name="T71"> Puis il leur explique qu'une seconde Grande Guerre va avoir lieu et il leur demande </text:span><text:span text:style-name="T75">leur soutient. Zorkk refusa en hurlant sur Zerlok. Il les jetas alors dans Inorfôz pour se débarrasser d’eux. Pourtant ils ne sont pas mort car ils sont tombés sur un gros aimant. Ils visitèrent Inorfôz, </text:span><text:span text:style-name="T71">y trouvent des armes </text:span><text:span text:style-name="T76">et des armures</text:span><text:span text:style-name="T71">, </text:span><text:span text:style-name="T77">et rencontrèrent E4-Sen4 un robot qui les menas à l’ordinateur centrales, qui peut les faire remontés, si en échange il peut les accompagnés. Syr-X l’ordinateur excepta, seulement s’ils pouvaient le vaincre. Ils durent se synchronisés pour le battre, et ils furent téléportés dans l’usine. Il y virent un onb-kanès pacifiste du nom d’Ulddab, qui tentait de rallumer l’usine. Katelo l’aida, et E4-Sen4 se brancha à la source d’énergie pour chargé ses batteries pour une fonction ultimes donnée par Syr-X. Pendant se temps ils sortirent sur la plages et durent tous les six battre le plus de soldats onb-kanès sur la plage et dans Stimissy. Soudains, la tour de Zerlok arriva. E4-Sen4 arriva, et se changea en DestructorX2000. Il grimpèrent à l’intérieur, et le robot se propulsa dans la tour par une fenêtre. Une fois à l’intérieur, ils cassèrent tout se qui est possible, en montant. Ils arrivèrent à Zerlok dans le DestructorX2000 qui cassa le toit. Il combattis contre Zerlok est son bâton, mais il réussi à mettre le robots HS en cassant sont bâton. Il combattirent alors à six, mais Zerlok les mis KO un par un. Lorsqu’il ne resta que Katelo, la tour allais écrasé Stimissy. Katelo devint enragé, et lui tenait tête mais perdit également. C’est finalement </text:span><text:soft-page-break/><text:span text:style-name="T77">Qnyl qui se battis contre Zerlok, mais il mourut. Katelo ouvrit les yeux et vit sont grand-père mort, ce qui lui donna la force de se relevé, et d’achevé Zerlok. Kebenyl arriva pour récupéré tout le monde, et la tour s’effondra. Ils se réveillèrent quelque jours après, furent des funérailles, et devinrent les chefs de leur peuples. Ulddab négocia pour que sont peuple puisse voyager à Peukfoo, E4-Sen4 fut réparé, et devint chef des douanes. Leur nouvelles responsabilité leur permis de se voir souvent, et ils furent heure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00:06:57.30</meta:creation-date>
    <meta:editing-duration>PT12H19M4S</meta:editing-duration>
    <meta:editing-cycles>26</meta:editing-cycles>
    <meta:generator>LibreOffice/5.3.7.2$Windows_X86_64 LibreOffice_project/6b8ed514a9f8b44d37a1b96673cbbdd077e24059</meta:generator>
    <dc:date>2018-01-27T10:59:37.328000000</dc:date>
    <meta:document-statistic meta:table-count="0" meta:image-count="0" meta:object-count="0" meta:page-count="9" meta:paragraph-count="17" meta:word-count="5995" meta:character-count="35586" meta:non-whitespace-character-count="29604"/>
  </office:meta>
</office:document-meta>
</file>